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0.321cm"/>
    </style:style>
    <style:style style:name="co9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7.16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7.969cm"/>
    </style:style>
    <style:style style:name="co8" style:family="table-column">
      <style:table-column-properties fo:break-before="auto" style:column-width="5.472cm"/>
    </style:style>
    <style:style style:name="co10" style:family="table-column">
      <style:table-column-properties fo:break-before="auto" style:column-width="23.832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3.3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ncabezad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ncabezad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4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ce5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73_5f_1" style:base-cell-address="Probados.F15"/>
      <style:map style:condition="cell-content()=&quot;Detenido&quot;" style:apply-style-name="Excel_5f_CondFormat_5f_1_5f_73_5f_2" style:base-cell-address="Probados.F15"/>
      <style:map style:condition="cell-content()=&quot;En Desarrollo&quot;" style:apply-style-name="Excel_5f_CondFormat_5f_1_5f_73_5f_3" style:base-cell-address="Probados.F15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05_5f_1" style:base-cell-address="Probados.F23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81_5f_1" style:base-cell-address="Probados.F24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97_5f_1" style:base-cell-address="Probados.F42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177_5f_1" style:base-cell-address="Probados.F49"/>
      <style:map style:condition="cell-content()=&quot;Detenido&quot;" style:apply-style-name="Excel_5f_CondFormat_5f_1_5f_177_5f_2" style:base-cell-address="Probados.F49"/>
      <style:map style:condition="cell-content()=&quot;En Desarrollo&quot;" style:apply-style-name="Excel_5f_CondFormat_5f_1_5f_177_5f_3" style:base-cell-address="Probados.F49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69_5f_1" style:base-cell-address="Probados.F50"/>
      <style:map style:condition="cell-content()=&quot;Detenido&quot;" style:apply-style-name="Excel_5f_CondFormat_5f_1_5f_69_5f_2" style:base-cell-address="Probados.F50"/>
      <style:map style:condition="cell-content()=&quot;En Desarrollo&quot;" style:apply-style-name="Excel_5f_CondFormat_5f_1_5f_69_5f_3" style:base-cell-address="Probados.F50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9_5f_1" style:base-cell-address="Probados.F87"/>
      <style:map style:condition="cell-content()=&quot;Detenido&quot;" style:apply-style-name="Excel_5f_CondFormat_5f_1_5f_9_5f_2" style:base-cell-address="Probados.F87"/>
      <style:map style:condition="cell-content()=&quot;En Desarrollo&quot;" style:apply-style-name="Excel_5f_CondFormat_5f_1_5f_9_5f_3" style:base-cell-address="Probados.F87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10_5f_1" style:base-cell-address="Probados.F88"/>
      <style:map style:condition="cell-content()=&quot;Detenido&quot;" style:apply-style-name="Excel_5f_CondFormat_5f_1_5f_10_5f_2" style:base-cell-address="Probados.F88"/>
      <style:map style:condition="cell-content()=&quot;En Desarrollo&quot;" style:apply-style-name="Excel_5f_CondFormat_5f_1_5f_10_5f_3" style:base-cell-address="Probados.F88"/>
    </style:style>
    <style:style style:name="ce6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71_5f_1" style:base-cell-address="Probados.G15"/>
      <style:map style:condition="cell-content()=&quot;Detenido&quot;" style:apply-style-name="Excel_5f_CondFormat_5f_1_5f_71_5f_2" style:base-cell-address="Probados.G15"/>
      <style:map style:condition="cell-content()=&quot;En Desarrollo&quot;" style:apply-style-name="Excel_5f_CondFormat_5f_1_5f_71_5f_3" style:base-cell-address="Probados.G15"/>
    </style:style>
    <style:style style:name="ce6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6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68_5f_1" style:base-cell-address="Probados.G24"/>
      <style:map style:condition="cell-content()=&quot;Detenido&quot;" style:apply-style-name="Excel_5f_CondFormat_5f_1_5f_68_5f_2" style:base-cell-address="Probados.G24"/>
      <style:map style:condition="cell-content()=&quot;En Desarrollo&quot;" style:apply-style-name="Excel_5f_CondFormat_5f_1_5f_68_5f_3" style:base-cell-address="Probados.G24"/>
    </style:style>
    <style:style style:name="ce6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42_5f_1" style:base-cell-address="Probados.G48"/>
      <style:map style:condition="cell-content()=&quot;Detenido&quot;" style:apply-style-name="Excel_5f_CondFormat_5f_1_5f_42_5f_2" style:base-cell-address="Probados.G48"/>
      <style:map style:condition="cell-content()=&quot;En Desarrollo&quot;" style:apply-style-name="Excel_5f_CondFormat_5f_1_5f_42_5f_3" style:base-cell-address="Probados.G48"/>
    </style:style>
    <style:style style:name="ce6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17_5f_1" style:base-cell-address="Probados.G83"/>
      <style:map style:condition="cell-content()=&quot;Detenido&quot;" style:apply-style-name="Excel_5f_CondFormat_5f_1_5f_17_5f_2" style:base-cell-address="Probados.G83"/>
      <style:map style:condition="cell-content()=&quot;En Desarrollo&quot;" style:apply-style-name="Excel_5f_CondFormat_5f_1_5f_17_5f_3" style:base-cell-address="Probados.G83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9_5f_1" style:base-cell-address="Probados.F87"/>
      <style:map style:condition="cell-content()=&quot;Detenido&quot;" style:apply-style-name="Excel_5f_CondFormat_5f_1_5f_9_5f_2" style:base-cell-address="Probados.F87"/>
      <style:map style:condition="cell-content()=&quot;En Desarrollo&quot;" style:apply-style-name="Excel_5f_CondFormat_5f_1_5f_9_5f_3" style:base-cell-address="Probados.F87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10_5f_1" style:base-cell-address="Probados.F88"/>
      <style:map style:condition="cell-content()=&quot;Detenido&quot;" style:apply-style-name="Excel_5f_CondFormat_5f_1_5f_10_5f_2" style:base-cell-address="Probados.F88"/>
      <style:map style:condition="cell-content()=&quot;En Desarrollo&quot;" style:apply-style-name="Excel_5f_CondFormat_5f_1_5f_10_5f_3" style:base-cell-address="Probados.F88"/>
    </style:style>
    <style:style style:name="ce6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33_5f_1" style:base-cell-address="Probados.F4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75_5f_1" style:base-cell-address="Probados.F5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77_5f_1" style:base-cell-address="Probados.F6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79_5f_1" style:base-cell-address="Probados.F7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96_5f_1" style:base-cell-address="Probados.F8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65_5f_1" style:base-cell-address="Probados.F17"/>
      <style:map style:condition="cell-content()=&quot;Detenido&quot;" style:apply-style-name="Excel_5f_CondFormat_5f_1_5f_65_5f_2" style:base-cell-address="Probados.F17"/>
      <style:map style:condition="cell-content()=&quot;En Desarrollo&quot;" style:apply-style-name="Excel_5f_CondFormat_5f_1_5f_65_5f_3" style:base-cell-address="Probados.F17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66_5f_1" style:base-cell-address="Probados.F19"/>
      <style:map style:condition="cell-content()=&quot;Detenido&quot;" style:apply-style-name="Excel_5f_CondFormat_5f_1_5f_66_5f_2" style:base-cell-address="Probados.F19"/>
      <style:map style:condition="cell-content()=&quot;En Desarrollo&quot;" style:apply-style-name="Excel_5f_CondFormat_5f_1_5f_66_5f_3" style:base-cell-address="Probados.F1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06_5f_1" style:base-cell-address="Probados.F20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67_5f_1" style:base-cell-address="Probados.F21"/>
      <style:map style:condition="cell-content()=&quot;Detenido&quot;" style:apply-style-name="Excel_5f_CondFormat_5f_1_5f_67_5f_2" style:base-cell-address="Probados.F21"/>
      <style:map style:condition="cell-content()=&quot;En Desarrollo&quot;" style:apply-style-name="Excel_5f_CondFormat_5f_1_5f_67_5f_3" style:base-cell-address="Probados.F21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74_5f_1" style:base-cell-address="Probados.F22"/>
      <style:map style:condition="cell-content()=&quot;Detenido&quot;" style:apply-style-name="Excel_5f_CondFormat_5f_1_5f_74_5f_2" style:base-cell-address="Probados.F22"/>
      <style:map style:condition="cell-content()=&quot;En Desarrollo&quot;" style:apply-style-name="Excel_5f_CondFormat_5f_1_5f_74_5f_3" style:base-cell-address="Probados.F22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80_5f_1" style:base-cell-address="Probados.F25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9_5f_1" style:base-cell-address="Probados.F28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20_5f_1" style:base-cell-address="Probados.F29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21_5f_1" style:base-cell-address="Probados.F30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22_5f_1" style:base-cell-address="Probados.F35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23_5f_1" style:base-cell-address="Probados.F43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43_5f_1" style:base-cell-address="Probados.F48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32_5f_1" style:base-cell-address="Probados.G4"/>
      <style:map style:condition="cell-content()=&quot;Detenido&quot;" style:apply-style-name="Excel_5f_CondFormat_5f_1_5f_32_5f_2" style:base-cell-address="Probados.G4"/>
      <style:map style:condition="cell-content()=&quot;En Desarrollo&quot;" style:apply-style-name="Excel_5f_CondFormat_5f_1_5f_32_5f_3" style:base-cell-address="Probados.G4"/>
    </style:style>
    <style:style style:name="ce8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76_5f_1" style:base-cell-address="Probados.G5"/>
      <style:map style:condition="cell-content()=&quot;Detenido&quot;" style:apply-style-name="Excel_5f_CondFormat_5f_1_5f_76_5f_2" style:base-cell-address="Probados.G5"/>
      <style:map style:condition="cell-content()=&quot;En Desarrollo&quot;" style:apply-style-name="Excel_5f_CondFormat_5f_1_5f_76_5f_3" style:base-cell-address="Probados.G5"/>
    </style:style>
    <style:style style:name="ce8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45_5f_1" style:base-cell-address="Probados.G6"/>
      <style:map style:condition="cell-content()=&quot;Detenido&quot;" style:apply-style-name="Excel_5f_CondFormat_5f_1_5f_45_5f_2" style:base-cell-address="Probados.G6"/>
      <style:map style:condition="cell-content()=&quot;En Desarrollo&quot;" style:apply-style-name="Excel_5f_CondFormat_5f_1_5f_45_5f_3" style:base-cell-address="Probados.G6"/>
    </style:style>
    <style:style style:name="ce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50_5f_1" style:base-cell-address="Probados.G7"/>
      <style:map style:condition="cell-content()=&quot;Detenido&quot;" style:apply-style-name="Excel_5f_CondFormat_5f_1_5f_50_5f_2" style:base-cell-address="Probados.G7"/>
      <style:map style:condition="cell-content()=&quot;En Desarrollo&quot;" style:apply-style-name="Excel_5f_CondFormat_5f_1_5f_50_5f_3" style:base-cell-address="Probados.G7"/>
    </style:style>
    <style:style style:name="ce8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55_5f_1" style:base-cell-address="Probados.G8"/>
      <style:map style:condition="cell-content()=&quot;Detenido&quot;" style:apply-style-name="Excel_5f_CondFormat_5f_1_5f_55_5f_2" style:base-cell-address="Probados.G8"/>
      <style:map style:condition="cell-content()=&quot;En Desarrollo&quot;" style:apply-style-name="Excel_5f_CondFormat_5f_1_5f_55_5f_3" style:base-cell-address="Probados.G8"/>
    </style:style>
    <style:style style:name="ce8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Construido&quot;" style:apply-style-name="Excel_5f_CondFormat_5f_1_5f_42_5f_1" style:base-cell-address="Probados.G48"/>
      <style:map style:condition="cell-content()=&quot;Detenido&quot;" style:apply-style-name="Excel_5f_CondFormat_5f_1_5f_42_5f_2" style:base-cell-address="Probados.G48"/>
      <style:map style:condition="cell-content()=&quot;En Desarrollo&quot;" style:apply-style-name="Excel_5f_CondFormat_5f_1_5f_42_5f_3" style:base-cell-address="Probados.G48"/>
    </style:style>
    <style:style style:name="ce8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&quot;" style:apply-style-name="Excel_5f_CondFormat_5f_1_5f_2_5f_1" style:base-cell-address="Probados.F27"/>
      <style:map style:condition="cell-content()=&quot;Detenido&quot;" style:apply-style-name="Excel_5f_CondFormat_5f_1_5f_2_5f_2" style:base-cell-address="Probados.F27"/>
      <style:map style:condition="cell-content()=&quot;En Desarrollo&quot;" style:apply-style-name="Excel_5f_CondFormat_5f_1_5f_2_5f_3" style:base-cell-address="Probados.F27"/>
    </style:style>
    <style:style style:name="ce9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ce9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9_5f_1" style:base-cell-address="Probados.F28"/>
    </style:style>
    <style:style style:name="ce9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22_5f_1" style:base-cell-address="Probados.F35"/>
    </style:style>
    <style:style style:name="ce9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Construido según propuesta GIRO&quot;" style:apply-style-name="Excel_5f_CondFormat_5f_1_5f_18_5f_1" style:base-cell-address="Probados.F3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Calibri" fo:font-size="11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bad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ce24"/>
        <table:table-column table:style-name="co5" table:default-cell-style-name="ce3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Default"/>
          <table:table-cell table:style-name="ce25"/>
          <table:table-cell table:number-columns-repeated="5"/>
        </table:table-row>
        <table:table-row table:style-name="ro2">
          <table:table-cell table:style-name="ce1" office:value-type="string">
            <text:p>Área Funcional</text:p>
          </table:table-cell>
          <table:table-cell table:style-name="ce1" office:value-type="string">
            <text:p>Operación Funcional</text:p>
          </table:table-cell>
          <table:table-cell table:style-name="ce1" office:value-type="string">
            <text:p>Descripción</text:p>
          </table:table-cell>
          <table:table-cell table:style-name="ce4" office:value-type="string">
            <text:p>Estado</text:p>
            <text:p>Desarrollo</text:p>
          </table:table-cell>
          <table:table-cell table:style-name="ce4" office:value-type="string">
            <office:annotation draw:style-name="gr1" draw:text-style-name="P1" svg:width="2.975cm" svg:height="2.221cm" svg:x="33.3cm" svg:y="0.444cm" draw:caption-point-x="-0.621cm" draw:caption-point-y="0.015cm">
              <dc:date>2014-06-24T00:00:00</dc:date>
              <text:p text:style-name="P1"><text:span text:style-name="T1">Fecha prevista para su despliegue en entorno de prueba.</text:span></text:p>
            </office:annotation>
            <text:p>F.Prevista</text:p>
          </table:table-cell>
          <table:table-cell table:style-name="ce1" office:value-type="string">
            <text:p>Documentación asociada</text:p>
          </table:table-cell>
          <table:table-cell table:style-name="ce1" office:value-type="string">
            <text:p>Entorno de pruebas</text:p>
          </table:table-cell>
          <table:table-cell table:style-name="ce1" office:value-type="string">
            <text:p>Generado el proyecto en SOAP</text:p>
          </table:table-cell>
          <table:table-cell table:style-name="ce1" office:value-type="string">
            <text:p>Probado</text:p>
          </table:table-cell>
          <table:table-cell table:style-name="ce4" office:value-type="string">
            <text:p>Mensaje de error / Observaciones de la prueba</text:p>
          </table:table-cell>
        </table:table-row>
        <table:table-row table:style-name="ro3">
          <table:table-cell table:style-name="ce2" office:value-type="string">
            <text:p>Común</text:p>
          </table:table-cell>
          <table:table-cell table:style-name="ce2" office:value-type="string">
            <text:p>Consulta del resultado de peticiones ejecutadas</text:p>
          </table:table-cell>
          <table:table-cell table:style-name="ce2" office:value-type="string">
            <text:p>Consulta del estado de finalización de una consulta ya ejecutada.</text:p>
          </table:table-cell>
          <table:table-cell table:style-name="ce37" office:value-type="string">
            <text:p>En revisión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onsultaDatosRespuestaPeticion.doc">PD.DG.Servicios GIRO - consultaDatosRespuestaPeticion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90"/>
        </table:table-row>
        <table:table-row table:style-name="ro3">
          <table:table-cell table:style-name="ce2" office:value-type="string">
            <text:p>Datos maestros</text:p>
          </table:table-cell>
          <table:table-cell table:style-name="ce2" office:value-type="string">
            <text:p>Consulta de procedimientos</text:p>
          </table:table-cell>
          <table:table-cell table:style-name="ce2" office:value-type="string">
            <text:p>Consulta de los procedimientos de una familia.</text:p>
          </table:table-cell>
          <table:table-cell table:style-name="ce39" office:value-type="string">
            <text:p>Construido según propuesta GIRO</text:p>
          </table:table-cell>
          <table:table-cell table:style-name="ce81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consultaProcedimientos.doc">PD.DG.Servicios GIRO - consultaProcedimientos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39" office:value-type="string">
            <text:p>Sistema no autorizado para ejecutar esta operación</text:p>
          </table:table-cell>
        </table:table-row>
        <table:table-row table:style-name="ro3">
          <table:table-cell table:style-name="ce2" office:value-type="string">
            <text:p>Datos maestros</text:p>
          </table:table-cell>
          <table:table-cell table:style-name="ce2" office:value-type="string">
            <text:p>Consulta de modelos</text:p>
          </table:table-cell>
          <table:table-cell table:style-name="ce2" office:value-type="string">
            <text:p>Consulta de los modelos disponibles.</text:p>
          </table:table-cell>
          <table:table-cell table:style-name="ce40" office:value-type="string">
            <text:p>Construido según propuesta GIRO</text:p>
          </table:table-cell>
          <table:table-cell table:style-name="ce82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consultaModelos.doc">PD.DG.Servicios GIRO - consultaModelos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40" office:value-type="string">
            <text:p>Sistema no autorizado para ejecutar esta operación</text:p>
          </table:table-cell>
        </table:table-row>
        <table:table-row table:style-name="ro3">
          <table:table-cell table:style-name="ce2" office:value-type="string">
            <text:p>Datos maestros</text:p>
          </table:table-cell>
          <table:table-cell table:style-name="ce2" office:value-type="string">
            <text:p>Consulta de indicadores de IVA</text:p>
          </table:table-cell>
          <table:table-cell table:style-name="ce2" office:value-type="string">
            <text:p>Consulta de los indicadores de IVA vigentes.</text:p>
          </table:table-cell>
          <table:table-cell table:style-name="ce41" office:value-type="string">
            <text:p>Construido según propuesta GIRO</text:p>
          </table:table-cell>
          <table:table-cell table:style-name="ce83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consultaIndicadoresIVA.doc">PD.DG.Servicios GIRO - consultaIndicadoresIV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96" office:value-type="string">
            <text:p>Sistema no autorizado para ejecutar esta operación</text:p>
          </table:table-cell>
        </table:table-row>
        <table:table-row table:style-name="ro3">
          <table:table-cell table:style-name="ce2" office:value-type="string">
            <text:p>Datos maestros</text:p>
          </table:table-cell>
          <table:table-cell table:style-name="ce2" office:value-type="string">
            <text:p>Consulta de áreas geográficas</text:p>
          </table:table-cell>
          <table:table-cell table:style-name="ce2" office:value-type="string">
            <text:p>Consulta de las áreas geográficas existentes.</text:p>
          </table:table-cell>
          <table:table-cell table:style-name="ce42" office:value-type="string">
            <text:p>Construido según propuesta GIRO</text:p>
          </table:table-cell>
          <table:table-cell table:style-name="ce84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consultaAreasGeograficas.doc">PD.DG.Servicios GIRO - consultaAreasGeograficas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96" office:value-type="string">
            <text:p>Sistema no autorizado para ejecutar esta operación</text:p>
          </table:table-cell>
        </table:table-row>
        <table:table-row table:style-name="ro3">
          <table:table-cell table:style-name="ce2" office:value-type="string">
            <text:p>Datos maestros</text:p>
          </table:table-cell>
          <table:table-cell table:style-name="ce2" office:value-type="string">
            <text:p>Consulta de fases de intervención</text:p>
          </table:table-cell>
          <table:table-cell table:style-name="ce2" office:value-type="string">
            <text:p>Consulta de las fases de intervención existentes.</text:p>
          </table:table-cell>
          <table:table-cell table:style-name="ce43" office:value-type="string">
            <text:p>Construido según propuesta GIRO</text:p>
          </table:table-cell>
          <table:table-cell table:style-name="ce85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consultaFasesIntervencion.doc">PD.DG.Servicios GIRO - consultaFasesIntervencion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96" office:value-type="string">
            <text:p>Sistema no autorizado para ejecutar esta operación</text:p>
          </table:table-cell>
        </table:table-row>
        <table:table-row table:style-name="ro3">
          <table:table-cell table:style-name="ce2" office:value-type="string">
            <text:p>Registro de Facturas y FOG</text:p>
          </table:table-cell>
          <table:table-cell table:style-name="ce2" office:value-type="string">
            <text:p>Consulta de facturas</text:p>
          </table:table-cell>
          <table:table-cell table:style-name="ce2" office:value-type="string">
            <text:p>Dados los datos identificativos de una factura devuelve la información registrada en el sistema.</text:p>
          </table:table-cell>
          <table:table-cell table:style-name="ce44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onsultaFactura.doc">PD.DG.Servicios GIRO - consultaFactur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1" office:value-type="string">
            <text:p>SI</text:p>
          </table:table-cell>
          <table:table-cell table:style-name="ce44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Crédito disponible en partida presupuestaria</text:p>
          </table:table-cell>
          <table:table-cell table:style-name="ce2" office:value-type="string">
            <text:p>Consulta del crédito disponible en una partida presupuestaria.</text:p>
          </table:table-cell>
          <table:table-cell table:style-name="ce45" office:value-type="string">
            <text:p>Construid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reditoDisponiblePartidaPresupuestaria.doc">PD.DG.Servicios GIRO - creditoDisponiblePartidaPresupuestari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45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Rechazo expediente en intervención</text:p>
          </table:table-cell>
          <table:table-cell table:style-name="ce2" office:value-type="string">
            <text:p>Marcado de un expediente para su rechazo en intervención.</text:p>
          </table:table-cell>
          <table:table-cell table:style-name="ce44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rechazoExpedienteIntervencion.doc">PD.DG.Servicios GIRO - rechazoExpedienteIntervencion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EN PARTE</text:p>
          </table:table-cell>
          <table:table-cell table:style-name="ce44" office:value-type="string">
            <text:p>Comprueba que el expediente debe ser contable, pero no hemos podido probar a rechazar uno de verdad</text:p>
          </table:table-cell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Saldo disponible en expediente referencia</text:p>
          </table:table-cell>
          <table:table-cell table:style-name="ce2" office:value-type="string">
            <text:p>Consulta del saldo disponible en un expediente de referencia</text:p>
          </table:table-cell>
          <table:table-cell table:style-name="ce69" office:value-type="string">
            <text:p>Construid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disponibleExpedienteReferencia.doc">PD.DG.Servicios GIRO - disponibleExpedienteReferenci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69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Consulta situación expediente</text:p>
          </table:table-cell>
          <table:table-cell table:style-name="ce2" office:value-type="string">
            <text:p>Consulta del estado en el que se encuentra un expediente.</text:p>
          </table:table-cell>
          <table:table-cell table:style-name="ce70" office:value-type="string">
            <text:p>Construido según propuesta GIRO</text:p>
          </table:table-cell>
          <table:table-cell table:style-name="ce86"/>
          <table:table-cell table:style-name="ce35" office:value-type="string">
            <text:p><text:span text:style-name="T2"><text:a xlink:href="../tmp/Documentacion%20Servicios/PD.DG.Servicios%20GIRO%20-%20consultaSituacionExpediente.doc">PD.DG.Servicios GIRO - consultaSituacionExpediente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0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Consulta datos expediente</text:p>
          </table:table-cell>
          <table:table-cell table:style-name="ce2" office:value-type="string">
            <text:p>Consulta de los datos asociados a un expediente.</text:p>
          </table:table-cell>
          <table:table-cell table:style-name="ce71" office:value-type="string">
            <text:p>Construid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onsultaDatosExpediente.doc">PD.DG.Servicios GIRO - consultaDatosExpediente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1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Partidas disponibles para un usuario</text:p>
          </table:table-cell>
          <table:table-cell table:style-name="ce2" office:value-type="string">
            <text:p>Consulta de las partidas presupuestarias para las que un usuario tiene autorización.</text:p>
          </table:table-cell>
          <table:table-cell table:style-name="ce72" office:value-type="string">
            <text:p>Construido</text:p>
          </table:table-cell>
          <table:table-cell table:style-name="ce86"/>
          <table:table-cell table:style-name="ce35" office:value-type="string">
            <text:p><text:span text:style-name="T2"><text:a xlink:href="../tmp/Documentacion%20Servicios/PD.DG.Servicios%20GIRO%20-%20partidasDisponiblesUsuario.doc">PD.DG.Servicios GIRO - partidasDisponiblesUsuario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2" office:value-type="string">
            <text:p>Filtrado por ejercicio, clasificación económica y funcional, fondo</text:p>
          </table:table-cell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Alta de propuesta</text:p>
          </table:table-cell>
          <table:table-cell table:style-name="ce2" office:value-type="string">
            <text:p>Alta de una lista de propuestas de gastos. También permite la baja, modificación, reserva y anulación de crédito.</text:p>
          </table:table-cell>
          <table:table-cell table:style-name="ce73" office:value-type="string">
            <text:p>Construido según propuesta GIRO</text:p>
          </table:table-cell>
          <table:table-cell table:style-name="ce86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altaPropuestaGasto.doc">PD.DG.Servicios GIRO - altaPropuestaGasto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1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44" office:value-type="string">
            <text:p>Usuario no autorizado</text:p>
          </table:table-cell>
        </table:table-row>
        <table:table-row table:style-name="ro3">
          <table:table-cell table:style-name="ce2" office:value-type="string">
            <text:p>Terceros</text:p>
          </table:table-cell>
          <table:table-cell table:style-name="ce2" office:value-type="string">
            <text:p>Alta de terceros</text:p>
          </table:table-cell>
          <table:table-cell table:style-name="ce2" office:value-type="string">
            <text:p>Alta de una lista de terceros en el sistema en base a su identificación y tipo de tercero.</text:p>
          </table:table-cell>
          <table:table-cell table:style-name="ce74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altaTerceros.doc">PD.DG.Servicios GIRO - altaTerceros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2" office:value-type="string">
            <text:p>SI</text:p>
          </table:table-cell>
          <table:table-cell table:style-name="ce95" office:value-type="string">
            <text:p>CON ERRORES</text:p>
          </table:table-cell>
          <table:table-cell table:style-name="ce74" office:value-type="string">
            <text:p>Usuario no autorizado</text:p>
          </table:table-cell>
        </table:table-row>
        <table:table-row table:style-name="ro3">
          <table:table-cell table:style-name="ce2" office:value-type="string">
            <text:p>Terceros</text:p>
          </table:table-cell>
          <table:table-cell table:style-name="ce2" office:value-type="string">
            <text:p>Consulta de terceros</text:p>
          </table:table-cell>
          <table:table-cell table:style-name="ce2" office:value-type="string">
            <text:p>Consulta de los datos registrados en el sistema de un tercero.</text:p>
          </table:table-cell>
          <table:table-cell table:style-name="ce75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onsultaTercero.doc">PD.DG.Servicios GIRO - consultaTercero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2" office:value-type="string">
            <text:p>SI</text:p>
          </table:table-cell>
          <table:table-cell table:style-name="ce92" office:value-type="string">
            <text:p>SI</text:p>
          </table:table-cell>
          <table:table-cell table:style-name="ce75" office:value-type="string">
            <text:p>Primero filtra por el interlocutor comercial, luego por NIF, luego por nombre</text:p>
          </table:table-cell>
        </table:table-row>
        <table:table-row table:style-name="ro3">
          <table:table-cell table:style-name="ce2" office:value-type="string">
            <text:p>Terceros</text:p>
          </table:table-cell>
          <table:table-cell table:style-name="ce2" office:value-type="string">
            <text:p>Datos de tributos estatal/autonómico para contratos de un tercero</text:p>
          </table:table-cell>
          <table:table-cell table:style-name="ce2" office:value-type="string">
            <text:p>Consulta y solicitud del estado de un contribuyente respecto a determinados tributos estatales y autonómicos.</text:p>
          </table:table-cell>
          <table:table-cell table:style-name="ce76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datosTributoContratos.doc">PD.DG.Servicios GIRO - datosTributoContratos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2" office:value-type="string">
            <text:p>SI</text:p>
          </table:table-cell>
          <table:table-cell table:style-name="ce92" office:value-type="string">
            <text:p>SI</text:p>
          </table:table-cell>
          <table:table-cell table:style-name="ce76" office:value-type="string">
            <text:p>No existen datos de tributación con los NIF introducidos: 12345678Z, 11111111H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solvencia económica de un licitador</text:p>
          </table:table-cell>
          <table:table-cell table:style-name="ce2" office:value-type="string">
            <text:p>Proporciona los datos de la solvencia económica del licitador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88" office:value-type="string">
            <text:p><text:span text:style-name="T2"><text:a xlink:href="../tmp/Documentacion%20Servicios/PD.DG.Servicios%20GIRO%20-%20consultaSolvenciaEconomica.doc">PD.DG.Servicios GIRO - consultaSolvenciaEconomic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8" office:value-type="string">
            <text:p>No devuelve nada para los resultados que arroja el método que devuelve los licitadores inscritos en el registro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solvencia técnica de un licitador</text:p>
          </table:table-cell>
          <table:table-cell table:style-name="ce2" office:value-type="string">
            <text:p>Proporciona los datos de la solvencia técnica de un licitador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89" office:value-type="string">
            <text:p><text:span text:style-name="T2"><text:a xlink:href="../tmp/Documentacion%20Servicios/PD.DG.Servicios%20GIRO%20-%20consultaSolvenciaTecnica.doc">PD.DG.Servicios GIRO - consultaSolvenciaTecnic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3" office:value-type="string">
            <text:p>SI</text:p>
          </table:table-cell>
          <table:table-cell table:style-name="ce77" office:value-type="string">
            <text:p>Devuelve una fecha y siempre con el NIF B91945972</text:p>
          </table:table-cell>
        </table:table-row>
        <table:table-row table:style-name="ro6">
          <table:table-cell table:style-name="ce2" office:value-type="string">
            <text:p>Registro de licitadores</text:p>
          </table:table-cell>
          <table:table-cell table:style-name="ce2" office:value-type="string">
            <text:p>Consulta información tributaria de un licitador</text:p>
          </table:table-cell>
          <table:table-cell table:style-name="ce3" office:value-type="string">
            <text:p>Proporciona toda la información tributaria relativa al licitador (datos de certificados de tributos autonómicos,</text:p>
            <text:p>tributos estatales, seguridad social, impuestos sobre actividades económicas IAE)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consultaInfoTributaria.doc">PD.DG.Servicios GIRO - consultaInfoTributari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3" office:value-type="string">
            <text:p>SI</text:p>
          </table:table-cell>
          <table:table-cell table:style-name="ce77" office:value-type="string">
            <text:p>Devuelve siempre datos para el NIF B91945972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datos básicos de un licitador</text:p>
          </table:table-cell>
          <table:table-cell table:style-name="ce2" office:value-type="string">
            <text:p>Proporciona información básica del licitador, nombre, domicilio, teléfono, etc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datosBasicosLicitador.doc">PD.DG.Servicios GIRO - datosBasicosLicitador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8" office:value-type="string">
            <text:p>No devuelve nada para los resultados que arroja el método que devuelve los licitadores inscritos en el registro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clasificaciones administrativas de un licitador</text:p>
          </table:table-cell>
          <table:table-cell table:style-name="ce2" office:value-type="string">
            <text:p>Proporciona la información relativa a la clasificación administrativa de Obra y Servicios del licitador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lasificacionAdministrativa.doc">PD.DG.Servicios GIRO - clasificacionAdministrativ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3" office:value-type="string">
            <text:p>SI</text:p>
          </table:table-cell>
          <table:table-cell table:style-name="ce77" office:value-type="string">
            <text:p>Devuelve datos para el NIF B91945972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los datos de la escritura de constitución de un licitador</text:p>
          </table:table-cell>
          <table:table-cell table:style-name="ce2" office:value-type="string">
            <text:p>Proporciona los datos de la escritura de constitución de un licitador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consultaEscritura.doc">PD.DG.Servicios GIRO - consultaEscritura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3" office:value-type="string">
            <text:p>SI</text:p>
          </table:table-cell>
          <table:table-cell table:style-name="ce77" office:value-type="string">
            <text:p>Devuelve datos para el NIF B91945972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los tipos de contratos ejecutables para un licitador</text:p>
          </table:table-cell>
          <table:table-cell table:style-name="ce2" office:value-type="string">
            <text:p>Proporciona todos los tipos de contratos ejecutables por un licitador.</text:p>
          </table:table-cell>
          <table:table-cell table:style-name="ce77" office:value-type="string">
            <text:p>Construido según propuesta GIRO</text:p>
          </table:table-cell>
          <table:table-cell table:style-name="ce80"/>
          <table:table-cell table:style-name="ce35" office:value-type="string">
            <text:p><text:span text:style-name="T2"><text:a xlink:href="../tmp/Documentacion%20Servicios/PD.DG.Servicios%20GIRO%20-%20consultaTiposContrato.doc">PD.DG.Servicios GIRO - consultaTiposContrato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3" office:value-type="string">
            <text:p>SI</text:p>
          </table:table-cell>
          <table:table-cell table:style-name="ce77" office:value-type="string">
            <text:p>Devuelve datos para el NIF B91945972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los licitadores inscritos en el registro</text:p>
          </table:table-cell>
          <table:table-cell table:style-name="ce2" office:value-type="string">
            <text:p>Proporciona los licitadores inscritos en el registro.</text:p>
          </table:table-cell>
          <table:table-cell table:style-name="ce78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registroLicitador.doc">PD.DG.Servicios GIRO - registroLicitador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90"/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de datos de prohibición de contratar de un licitador</text:p>
          </table:table-cell>
          <table:table-cell table:style-name="ce2" office:value-type="string">
            <text:p>Proporciona de un licitador todos los datos relacionados con la prohibición de contratar.</text:p>
          </table:table-cell>
          <table:table-cell table:style-name="ce78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prohibicionContratar.doc">PD.DG.Servicios GIRO - prohibicionContratar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8" office:value-type="string">
            <text:p>No devuelve nada para los resultados que arroja el método que devuelve los licitadores a los que está prohibido contratar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Lista licitadores con prohibición de contratar</text:p>
          </table:table-cell>
          <table:table-cell table:style-name="ce2" office:value-type="string">
            <text:p>Proporciona los licitadores que actualmente tienen prohibición de contratar.</text:p>
          </table:table-cell>
          <table:table-cell table:style-name="ce78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prohibLicitador.doc">PD.DG.Servicios GIRO - prohibLicitador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8"/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Documentos de un licitador</text:p>
          </table:table-cell>
          <table:table-cell table:style-name="ce2" office:value-type="string">
            <text:p>Proporciona los documentos de un licitador a partir del tipo de documento indicado</text:p>
          </table:table-cell>
          <table:table-cell table:style-name="ce78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documentosLicitador.doc">PD.DG.Servicios GIRO - documentosLicitador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3" office:value-type="string">
            <text:p>SI</text:p>
          </table:table-cell>
          <table:table-cell table:style-name="ce77" office:value-type="string">
            <text:p>Devuelve datos para el NIF B91945972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tenido del documento de un licitador</text:p>
          </table:table-cell>
          <table:table-cell table:style-name="ce2" office:value-type="string">
            <text:p>Proporciona el contenido de un documento perteneciente a un licitador a partir de su identificador.</text:p>
          </table:table-cell>
          <table:table-cell table:style-name="ce78" office:value-type="string">
            <text:p>Construido según propuesta GIRO</text:p>
          </table:table-cell>
          <table:table-cell table:style-name="ce80"/>
          <table:table-cell table:style-name="ce38" office:value-type="string">
            <text:p><text:span text:style-name="T2"><text:a xlink:href="../tmp/Documentacion%20Servicios/PD.DG.Servicios%20GIRO%20-%20consultaDocumento.doc">PD.DG.Servicios GIRO - consultaDocumento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7" office:value-type="string">
            <text:p>Devuelve datos para los documentos del licitador con NIF B91945972</text:p>
          </table:table-cell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de representantes</text:p>
          </table:table-cell>
          <table:table-cell table:style-name="ce2" office:value-type="string">
            <text:p>Consulta de datos de representantes inscritors</text:p>
          </table:table-cell>
          <table:table-cell table:style-name="ce79" office:value-type="string">
            <text:p>Construido según propuesta GIRO</text:p>
          </table:table-cell>
          <table:table-cell table:style-name="ce87"/>
          <table:table-cell table:style-name="ce38" office:value-type="string">
            <text:p><text:span text:style-name="T2"><text:a xlink:href="../Documentos/análisis/Integración%20Giro/Documentacion%20GIRO/Catalogo%20WS%20GIRO%20-%20Actual/Documentacion%20Servicios/PD.DG.Servicios%20GIRO%20-%20representantes.doc">PD.DG.Servicios GIRO - representantes.doc</text:a></text:span></text:p>
          </table:table-cell>
          <table:table-cell table:style-name="ce90" office:value-type="string">
            <text:p>https://sappipru.chap.junta-andalucia.es</text:p>
          </table:table-cell>
          <table:table-cell table:style-name="ce93" office:value-type="string">
            <text:p>SI</text:p>
          </table:table-cell>
          <table:table-cell table:style-name="ce94" office:value-type="string">
            <text:p>SI</text:p>
          </table:table-cell>
          <table:table-cell table:style-name="ce77" office:value-type="string">
            <text:p>Devuelve datos para el NIF B91945972</text:p>
          </table:table-cell>
        </table:table-row>
        <table:table-row table:style-name="ro3" table:number-rows-repeated="6544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No probad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ce24"/>
        <table:table-column table:style-name="co5" table:default-cell-style-name="ce3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Default"/>
          <table:table-cell table:style-name="ce25"/>
          <table:table-cell table:number-columns-repeated="6"/>
        </table:table-row>
        <table:table-row table:style-name="ro2">
          <table:table-cell table:style-name="ce1" office:value-type="string">
            <text:p>Área Funcional</text:p>
          </table:table-cell>
          <table:table-cell table:style-name="ce1" office:value-type="string">
            <text:p>Operación Funcional</text:p>
          </table:table-cell>
          <table:table-cell table:style-name="ce1" office:value-type="string">
            <text:p>Descripción</text:p>
          </table:table-cell>
          <table:table-cell table:style-name="ce4" office:value-type="string">
            <text:p>Estado</text:p>
            <text:p>Desarrollo</text:p>
          </table:table-cell>
          <table:table-cell table:style-name="ce4" office:value-type="string">
            <office:annotation draw:style-name="gr1" draw:text-style-name="P1" svg:width="2.975cm" svg:height="2.221cm" svg:x="29.645cm" svg:y="0.447cm" draw:caption-point-x="-0.621cm" draw:caption-point-y="0.014cm">
              <dc:date>2014-06-24T00:00:00</dc:date>
              <text:p text:style-name="P1"><text:span text:style-name="T1">Fecha prevista para su despliegue en entorno de prueba.</text:span></text:p>
            </office:annotation>
            <text:p>F.Prevista</text:p>
          </table:table-cell>
          <table:table-cell table:style-name="ce1" office:value-type="string">
            <text:p>Documentación asociada</text:p>
          </table:table-cell>
          <table:table-cell table:style-name="ce1" office:value-type="string">
            <text:p>Entorno de pruebas</text:p>
          </table:table-cell>
          <table:table-cell table:style-name="ce1" office:value-type="string">
            <text:p>Generado el proyecto en SOAP</text:p>
          </table:table-cell>
          <table:table-cell table:style-name="ce1" office:value-type="string">
            <text:p>Probado</text:p>
          </table:table-cell>
          <table:table-cell table:style-name="ce1" office:value-type="string">
            <text:p>Correcto</text:p>
          </table:table-cell>
          <table:table-cell table:style-name="ce4" office:value-type="string">
            <text:p>Mensaje de error / Observaciones de la prueba</text:p>
          </table:table-cell>
        </table:table-row>
        <table:table-row table:style-name="ro3">
          <table:table-cell table:style-name="ce2" office:value-type="string">
            <text:p>Registro de Facturas y FOG</text:p>
          </table:table-cell>
          <table:table-cell table:style-name="ce2" office:value-type="string">
            <text:p>Alta de factura en Centro Gestor</text:p>
          </table:table-cell>
          <table:table-cell table:style-name="ce2" office:value-type="string">
            <text:p>Alta de una lista de facturas en el Centro Gestor.</text:p>
          </table:table-cell>
          <table:table-cell table:style-name="ce46" office:value-type="string">
            <text:p>Construido según propuesta GIRO</text:p>
          </table:table-cell>
          <table:table-cell table:style-name="ce47"/>
          <table:table-cell table:style-name="ce35" office:value-type="string">
            <text:p><text:span text:style-name="T2"><text:a xlink:href="../tmp/Documentacion%20Servicios/PD.DG.Servicios%20GIRO%20-%20altaFacturaCentroGestor.doc">PD.DG.Servicios GIRO - altaFacturaCentroGestor.doc</text:a></text:span></text:p>
          </table:table-cell>
          <table:table-cell table:style-name="ce48" office:value-type="string">
            <text:p>https://sappipru.chap.junta-andalucia.es</text:p>
          </table:table-cell>
          <table:table-cell table:style-name="ce49" office:value-type="string">
            <text:p>SI</text:p>
          </table:table-cell>
          <table:table-cell table:style-name="ce50" office:value-type="string">
            <text:p>ERROR</text:p>
          </table:table-cell>
          <table:table-cell table:style-name="ce2"/>
          <table:table-cell table:style-name="ce46" office:value-type="string">
            <text:p>ADAPTER.JAVA_EXCEPTION</text:p>
          </table:table-cell>
        </table:table-row>
        <table:table-row table:style-name="ro3">
          <table:table-cell table:style-name="ce2" office:value-type="string">
            <text:p>Registro de Facturas y FOG</text:p>
          </table:table-cell>
          <table:table-cell table:style-name="ce2" office:value-type="string">
            <text:p>Alta de factura en registro</text:p>
          </table:table-cell>
          <table:table-cell table:style-name="ce2" office:value-type="string">
            <text:p>Alta de una lista de facturas en el registro. </text:p>
          </table:table-cell>
          <table:table-cell table:style-name="ce46" office:value-type="string">
            <text:p>Construido según propuesta GIRO</text:p>
          </table:table-cell>
          <table:table-cell table:style-name="ce47"/>
          <table:table-cell table:style-name="ce35" office:value-type="string">
            <text:p><text:span text:style-name="T2"><text:a xlink:href="../tmp/Documentacion%20Servicios/PD.DG.Servicios%20GIRO%20-%20altaRegistroFactura.doc">PD.DG.Servicios GIRO - altaRegistroFactura.doc</text:a></text:span></text:p>
          </table:table-cell>
          <table:table-cell table:style-name="ce48" office:value-type="string">
            <text:p>https://sappipru.chap.junta-andalucia.es</text:p>
          </table:table-cell>
          <table:table-cell table:style-name="ce49" office:value-type="string">
            <text:p>SI</text:p>
          </table:table-cell>
          <table:table-cell table:style-name="ce50" office:value-type="string">
            <text:p>ERROR</text:p>
          </table:table-cell>
          <table:table-cell table:style-name="ce2"/>
          <table:table-cell table:style-name="ce46" office:value-type="string">
            <text:p>ADAPTER.JAVA_EXCEPTION</text:p>
          </table:table-cell>
        </table:table-row>
        <table:table-row table:style-name="ro3">
          <table:table-cell table:style-name="ce2" office:value-type="string">
            <text:p>Registro de Facturas y FOG</text:p>
          </table:table-cell>
          <table:table-cell table:style-name="ce2" office:value-type="string">
            <text:p>Aceptación de facturas en Centro Gestor</text:p>
          </table:table-cell>
          <table:table-cell table:style-name="ce2" office:value-type="string">
            <text:p>Aceptación de una factura existente en el Registro de facturas en el Centro Gestor.</text:p>
          </table:table-cell>
          <table:table-cell table:style-name="ce46" office:value-type="string">
            <text:p>Construido según propuesta GIRO</text:p>
          </table:table-cell>
          <table:table-cell table:style-name="ce47"/>
          <table:table-cell table:style-name="ce35" office:value-type="string">
            <text:p><text:span text:style-name="T2"><text:a xlink:href="../tmp/Documentacion%20Servicios/PD.DG.Servicios%20GIRO%20-%20aceptacionFacturaCentroGestor.doc">PD.DG.Servicios GIRO - aceptacionFacturaCentroGestor.doc</text:a></text:span></text:p>
          </table:table-cell>
          <table:table-cell table:style-name="ce48" office:value-type="string">
            <text:p>https://sappipru.chap.junta-andalucia.es</text:p>
          </table:table-cell>
          <table:table-cell table:style-name="ce49" office:value-type="string">
            <text:p>SI</text:p>
          </table:table-cell>
          <table:table-cell table:style-name="ce50" office:value-type="string">
            <text:p>ERROR</text:p>
          </table:table-cell>
          <table:table-cell table:style-name="ce2"/>
          <table:table-cell table:style-name="ce46" office:value-type="string">
            <text:p>ADAPTER.JAVA_EXCEPTION</text:p>
          </table:table-cell>
        </table:table-row>
        <table:table-row table:style-name="ro3">
          <table:table-cell table:style-name="ce2" office:value-type="string">
            <text:p>Registro de Facturas y FOG</text:p>
          </table:table-cell>
          <table:table-cell table:style-name="ce2" office:value-type="string">
            <text:p>Conformidad de facturas</text:p>
          </table:table-cell>
          <table:table-cell table:style-name="ce2" office:value-type="string">
            <text:p>Conformación de una factura</text:p>
          </table:table-cell>
          <table:table-cell table:style-name="ce46" office:value-type="string">
            <text:p>Construido según propuesta GIRO</text:p>
          </table:table-cell>
          <table:table-cell table:style-name="ce47"/>
          <table:table-cell table:style-name="ce35" office:value-type="string">
            <text:p><text:span text:style-name="T2"><text:a xlink:href="../tmp/Documentacion%20Servicios/PD.DG.Servicios%20GIRO%20-%20conformidadFactura.doc">PD.DG.Servicios GIRO - conformidadFactura.doc</text:a></text:span></text:p>
          </table:table-cell>
          <table:table-cell table:style-name="ce48" office:value-type="string">
            <text:p>https://sappipru.chap.junta-andalucia.es</text:p>
          </table:table-cell>
          <table:table-cell table:style-name="ce49" office:value-type="string">
            <text:p>SI</text:p>
          </table:table-cell>
          <table:table-cell table:style-name="ce50" office:value-type="string">
            <text:p>ERROR</text:p>
          </table:table-cell>
          <table:table-cell table:style-name="ce2"/>
          <table:table-cell table:style-name="ce46" office:value-type="string">
            <text:p>ADAPTER.JAVA_EXCEPTION</text:p>
          </table:table-cell>
        </table:table-row>
        <table:table-row table:style-name="ro3">
          <table:table-cell table:style-name="ce2" office:value-type="string">
            <text:p>Registro de Facturas y FOG</text:p>
          </table:table-cell>
          <table:table-cell table:style-name="ce2" office:value-type="string">
            <text:p>Endoso de facturas</text:p>
          </table:table-cell>
          <table:table-cell table:style-name="ce2" office:value-type="string">
            <text:p>Endoso de una lista de facturas.</text:p>
          </table:table-cell>
          <table:table-cell table:style-name="ce46" office:value-type="string">
            <text:p>Construido según propuesta GIRO</text:p>
          </table:table-cell>
          <table:table-cell table:style-name="ce47"/>
          <table:table-cell table:style-name="ce35" office:value-type="string">
            <text:p><text:span text:style-name="T2"><text:a xlink:href="../tmp/Documentacion%20Servicios/PD.DG.Servicios%20GIRO%20-%20endosoFactura.doc">PD.DG.Servicios GIRO - endosoFactura.doc</text:a></text:span></text:p>
          </table:table-cell>
          <table:table-cell table:style-name="ce48" office:value-type="string">
            <text:p>https://sappipru.chap.junta-andalucia.es</text:p>
          </table:table-cell>
          <table:table-cell table:style-name="ce49" office:value-type="string">
            <text:p>SI</text:p>
          </table:table-cell>
          <table:table-cell table:style-name="ce50" office:value-type="string">
            <text:p>ERROR</text:p>
          </table:table-cell>
          <table:table-cell table:style-name="ce2"/>
          <table:table-cell table:style-name="ce46" office:value-type="string">
            <text:p>ADAPTER.JAVA_EXCEPTION</text:p>
          </table:table-cell>
        </table:table-row>
        <table:table-row table:style-name="ro3" table:number-rows-repeated="6544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No Disponib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ce24"/>
        <table:table-column table:style-name="co5" table:default-cell-style-name="ce3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Default"/>
          <table:table-cell table:style-name="ce25"/>
          <table:table-cell table:number-columns-repeated="6"/>
        </table:table-row>
        <table:table-row table:style-name="ro2">
          <table:table-cell table:style-name="ce1" office:value-type="string">
            <text:p>Área Funcional</text:p>
          </table:table-cell>
          <table:table-cell table:style-name="ce1" office:value-type="string">
            <text:p>Operación Funcional</text:p>
          </table:table-cell>
          <table:table-cell table:style-name="ce1" office:value-type="string">
            <text:p>Descripción</text:p>
          </table:table-cell>
          <table:table-cell table:style-name="ce4" office:value-type="string">
            <text:p>Estado</text:p>
            <text:p>Desarrollo</text:p>
          </table:table-cell>
          <table:table-cell table:style-name="ce4" office:value-type="string">
            <office:annotation draw:style-name="gr1" draw:text-style-name="P1" svg:width="2.975cm" svg:height="2.221cm" svg:x="29.645cm" svg:y="0.447cm" draw:caption-point-x="-0.621cm" draw:caption-point-y="0.014cm">
              <dc:date>2014-06-24T00:00:00</dc:date>
              <text:p text:style-name="P1"><text:span text:style-name="T1">Fecha prevista para su despliegue en entorno de prueba.</text:span></text:p>
            </office:annotation>
            <text:p>F.Prevista</text:p>
          </table:table-cell>
          <table:table-cell table:style-name="ce1" office:value-type="string">
            <text:p>Documentación asociada</text:p>
          </table:table-cell>
          <table:table-cell table:style-name="ce1" office:value-type="string">
            <text:p>Entorno de pruebas</text:p>
          </table:table-cell>
          <table:table-cell table:style-name="ce1" office:value-type="string">
            <text:p>Generado el proyecto en SOAP</text:p>
          </table:table-cell>
          <table:table-cell table:style-name="ce1" office:value-type="string">
            <text:p>Probado</text:p>
          </table:table-cell>
          <table:table-cell table:style-name="ce1" office:value-type="string">
            <text:p>Correcto</text:p>
          </table:table-cell>
          <table:table-cell table:style-name="ce4" office:value-type="string">
            <text:p>Mensaje de error / Observaciones de la prueba</text:p>
          </table:table-cell>
        </table:table-row>
        <table:table-row table:style-name="ro5">
          <table:table-cell table:style-name="ce2" office:value-type="string">
            <text:p>Registro de Facturas y FOG</text:p>
          </table:table-cell>
          <table:table-cell table:style-name="ce2" office:value-type="string">
            <text:p>Modificación de factura</text:p>
          </table:table-cell>
          <table:table-cell table:style-name="ce2" office:value-type="string">
            <text:p>Modificación de una lista de facturas.</text:p>
          </table:table-cell>
          <table:table-cell table:style-name="ce52" office:value-type="string">
            <text:p>Planificado</text:p>
          </table:table-cell>
          <table:table-cell table:style-name="ce61" office:value-type="date" office:date-value="2014-06-20">
            <text:p>20/06/2014</text:p>
          </table:table-cell>
          <table:table-cell table:style-name="ce35"/>
          <table:table-cell table:style-name="ce58"/>
          <table:table-cell table:style-name="ce53" table:number-columns-repeated="4"/>
        </table:table-row>
        <table:table-row table:style-name="ro5">
          <table:table-cell table:style-name="ce2" office:value-type="string">
            <text:p>Gastos</text:p>
          </table:table-cell>
          <table:table-cell table:style-name="ce2" office:value-type="string">
            <text:p>Consulta de eventos notificables</text:p>
          </table:table-cell>
          <table:table-cell table:style-name="ce2" office:value-type="string">
            <text:p>Consulta de eventos notificables, por ejemplo relativos a la tramitación de propuestas contables.</text:p>
          </table:table-cell>
          <table:table-cell table:style-name="ce52" office:value-type="string">
            <text:p>Planificado</text:p>
          </table:table-cell>
          <table:table-cell table:style-name="ce61" office:value-type="date" office:date-value="2014-06-20">
            <text:p>20/06/2014</text:p>
          </table:table-cell>
          <table:table-cell table:style-name="ce35"/>
          <table:table-cell table:style-name="ce58"/>
          <table:table-cell table:style-name="ce53"/>
          <table:table-cell table:style-name="ce2" table:number-columns-repeated="2"/>
          <table:table-cell table:style-name="ce53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Tramitación de un expediente</text:p>
          </table:table-cell>
          <table:table-cell table:style-name="ce2" office:value-type="string">
            <text:p>Permite avanzar un expediente a uno de los trámites/tareas válidos para el expediente</text:p>
          </table:table-cell>
          <table:table-cell table:style-name="ce53" office:value-type="string">
            <text:p>Construido según propuesta GIRO</text:p>
          </table:table-cell>
          <table:table-cell table:style-name="ce62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tramitacionExpediente.doc">PD.DG.Servicios GIRO - tramitacionExpediente.doc</text:a></text:span></text:p>
          </table:table-cell>
          <table:table-cell table:style-name="ce58"/>
          <table:table-cell table:style-name="ce53"/>
          <table:table-cell table:style-name="ce2" table:number-columns-repeated="2"/>
          <table:table-cell table:style-name="ce53"/>
        </table:table-row>
        <table:table-row table:style-name="ro3">
          <table:table-cell table:style-name="ce2" office:value-type="string">
            <text:p>Gastos</text:p>
          </table:table-cell>
          <table:table-cell table:style-name="ce2" office:value-type="string">
            <text:p>Alta de partida presupuestaria</text:p>
          </table:table-cell>
          <table:table-cell table:style-name="ce2" office:value-type="string">
            <text:p>Alta de una partida presupuestaria con crédito cero</text:p>
          </table:table-cell>
          <table:table-cell table:style-name="ce54" office:value-type="string">
            <text:p>Construido según propuesta GIRO</text:p>
          </table:table-cell>
          <table:table-cell table:style-name="ce63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altaPartidaPresupuestaria.doc">PD.DG.Servicios GIRO - altaPartidaPresupuestaria.doc</text:a></text:span></text:p>
          </table:table-cell>
          <table:table-cell table:style-name="ce58"/>
          <table:table-cell table:style-name="ce54"/>
          <table:table-cell table:style-name="ce2" table:number-columns-repeated="2"/>
          <table:table-cell table:style-name="ce54"/>
        </table:table-row>
        <table:table-row table:style-name="ro3">
          <table:table-cell table:style-name="ce2" office:value-type="string">
            <text:p>Registro de licitadores</text:p>
          </table:table-cell>
          <table:table-cell table:style-name="ce2" office:value-type="string">
            <text:p>Consulta los datos de los representantes de un licitador</text:p>
          </table:table-cell>
          <table:table-cell table:style-name="ce2" office:value-type="string">
            <text:p>Proporciona todos los representantes correspondientes a un licitador.</text:p>
          </table:table-cell>
          <table:table-cell table:style-name="ce55" office:value-type="string">
            <text:p>Construido según propuesta GIRO</text:p>
          </table:table-cell>
          <table:table-cell table:style-name="ce62"/>
          <table:table-cell table:style-name="ce35" office:value-type="string">
            <text:p><text:span text:style-name="T2"><text:a xlink:href="../Documentos/análisis/Integración%20Giro/Documentacion%20GIRO/Catalogo%20WS%20GIRO%20-%20Actual/Documentacion%20Servicios/PD.DG.Servicios%20GIRO%20-%20representantes.doc">PD.DG.Servicios GIRO - representantes.doc</text:a></text:span></text:p>
          </table:table-cell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3">
          <table:table-cell table:style-name="ce2" office:value-type="string">
            <text:p>Registro de licitadores</text:p>
          </table:table-cell>
          <table:table-cell table:number-columns-repeated="2" table:style-name="ce2" office:value-type="string">
            <text:p>Categoría de clasificaciones administrativas</text:p>
          </table:table-cell>
          <table:table-cell table:style-name="ce56" office:value-type="string">
            <text:p>Construido</text:p>
          </table:table-cell>
          <table:table-cell table:style-name="ce64"/>
          <table:table-cell table:style-name="ce38" office:value-type="string">
            <text:p><text:span text:style-name="T2"><text:a xlink:href="../Documentos/análisis/Integración%20Giro/Documentacion%20GIRO/Catalogo%20WS%20GIRO%20-%20Actual/Documentacion%20Servicios/PD.DG.Servicios%20GIRO%20-%20clasificacionAdministrativa.doc">PD.DG.Servicios GIRO - clasificacionAdministrativa.doc</text:a></text:span></text:p>
          </table:table-cell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Registro de licitadores</text:p>
          </table:table-cell>
          <table:table-cell table:number-columns-repeated="2" table:style-name="ce2" office:value-type="string">
            <text:p>Grupo de clasificaciones administrativas</text:p>
          </table:table-cell>
          <table:table-cell table:style-name="ce57" office:value-type="string">
            <text:p>Planificado</text:p>
          </table:table-cell>
          <table:table-cell table:style-name="ce64" office:value-type="date" office:date-value="2014-06-11">
            <text:p>11/06/2014</text:p>
          </table:table-cell>
          <table:table-cell table:style-name="ce3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Registro de licitadores</text:p>
          </table:table-cell>
          <table:table-cell table:number-columns-repeated="2" table:style-name="ce2" office:value-type="string">
            <text:p>Subgrupo de clasificaciones administrativas</text:p>
          </table:table-cell>
          <table:table-cell table:style-name="ce57" office:value-type="string">
            <text:p>Planificado</text:p>
          </table:table-cell>
          <table:table-cell table:style-name="ce64" office:value-type="date" office:date-value="2014-06-11">
            <text:p>11/06/2014</text:p>
          </table:table-cell>
          <table:table-cell table:style-name="ce3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Registro de licitadores</text:p>
          </table:table-cell>
          <table:table-cell table:number-columns-repeated="2" table:style-name="ce2" office:value-type="string">
            <text:p>Tipos de contrato</text:p>
          </table:table-cell>
          <table:table-cell table:style-name="ce57" office:value-type="string">
            <text:p>Planificado</text:p>
          </table:table-cell>
          <table:table-cell table:style-name="ce64" office:value-type="date" office:date-value="2014-06-11">
            <text:p>11/06/2014</text:p>
          </table:table-cell>
          <table:table-cell table:style-name="ce3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3">
          <table:table-cell table:style-name="ce2" office:value-type="string">
            <text:p>Registro de contratos</text:p>
          </table:table-cell>
          <table:table-cell table:number-columns-repeated="2" table:style-name="ce2" office:value-type="string">
            <text:p>Operaciones con contratos</text:p>
          </table:table-cell>
          <table:table-cell table:style-name="ce58" office:value-type="string">
            <text:p>Construido</text:p>
          </table:table-cell>
          <table:table-cell table:style-name="ce65"/>
          <table:table-cell table:style-name="ce68" office:value-type="string">
            <text:p><text:span text:style-name="T2"><text:a xlink:href="../Documentos/análisis/Integración%20Giro/Documentacion%20GIRO/Catalogo%20WS%20GIRO%20-%20Actual/Documentacion%20Servicios/PD.DG.Servicios%20GIRO%20-%20operacionesContrato.doc">PD.DG.Servicios GIRO - operacionesContrato.doc</text:a></text:span></text:p>
          </table:table-cell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Común</text:p>
          </table:table-cell>
          <table:table-cell table:style-name="ce51" office:value-type="string">
            <text:p>Consulta de firma</text:p>
          </table:table-cell>
          <table:table-cell table:style-name="ce51" office:value-type="string">
            <text:p>Consulta del estado de un documento en cuanto a su firma electrónica</text:p>
          </table:table-cell>
          <table:table-cell table:style-name="ce59" office:value-type="string">
            <text:p>Construido</text:p>
          </table:table-cell>
          <table:table-cell table:style-name="ce66"/>
          <table:table-cell table:style-name="ce2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Común</text:p>
          </table:table-cell>
          <table:table-cell table:style-name="ce51" office:value-type="string">
            <text:p>Envío a firma</text:p>
          </table:table-cell>
          <table:table-cell table:style-name="ce51" office:value-type="string">
            <text:p>Envío de un documento a firmar en Port@firmas</text:p>
          </table:table-cell>
          <table:table-cell table:style-name="ce60" office:value-type="string">
            <text:p>Construido</text:p>
          </table:table-cell>
          <table:table-cell table:style-name="ce67"/>
          <table:table-cell table:style-name="ce2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Común</text:p>
          </table:table-cell>
          <table:table-cell table:style-name="ce51" office:value-type="string">
            <text:p>Verificación de firma</text:p>
          </table:table-cell>
          <table:table-cell table:style-name="ce51" office:value-type="string">
            <text:p>Verificación de la validez de una firma electrónica</text:p>
          </table:table-cell>
          <table:table-cell table:style-name="ce60" office:value-type="string">
            <text:p>Construido</text:p>
          </table:table-cell>
          <table:table-cell table:style-name="ce67"/>
          <table:table-cell table:style-name="ce2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>
          <table:table-cell table:style-name="ce2" office:value-type="string">
            <text:p>Común</text:p>
          </table:table-cell>
          <table:table-cell table:style-name="ce51" office:value-type="string">
            <text:p>Sello de servidor</text:p>
          </table:table-cell>
          <table:table-cell table:style-name="ce51" office:value-type="string">
            <text:p>Insercción de un sello de servidor en un documento</text:p>
          </table:table-cell>
          <table:table-cell table:style-name="ce60" office:value-type="string">
            <text:p>Construido</text:p>
          </table:table-cell>
          <table:table-cell table:style-name="ce67"/>
          <table:table-cell table:style-name="ce2"/>
          <table:table-cell table:style-name="ce58" table:number-columns-repeated="2"/>
          <table:table-cell table:style-name="ce2" table:number-columns-repeated="2"/>
          <table:table-cell table:style-name="ce58"/>
        </table:table-row>
        <table:table-row table:style-name="ro5" table:number-rows-repeated="65443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cabezado_20_1" style:display-name="Encabezado 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8_5f_1" style:display-name="Excel_CondFormat_1_18_1" style:family="table-cell" style:parent-style-name="Default">
      <style:table-cell-properties fo:background-color="#e6e64c"/>
    </style:style>
    <style:style style:name="Excel_5f_CondFormat_5f_1_5f_33_5f_1" style:display-name="Excel_CondFormat_1_33_1" style:family="table-cell" style:parent-style-name="Default">
      <style:table-cell-properties fo:background-color="#e6e64c"/>
    </style:style>
    <style:style style:name="Excel_5f_CondFormat_5f_1_5f_75_5f_1" style:display-name="Excel_CondFormat_1_75_1" style:family="table-cell" style:parent-style-name="Default">
      <style:table-cell-properties fo:background-color="#e6e64c"/>
    </style:style>
    <style:style style:name="Excel_5f_CondFormat_5f_1_5f_77_5f_1" style:display-name="Excel_CondFormat_1_77_1" style:family="table-cell" style:parent-style-name="Default">
      <style:table-cell-properties fo:background-color="#e6e64c"/>
    </style:style>
    <style:style style:name="Excel_5f_CondFormat_5f_1_5f_79_5f_1" style:display-name="Excel_CondFormat_1_79_1" style:family="table-cell" style:parent-style-name="Default">
      <style:table-cell-properties fo:background-color="#e6e64c"/>
    </style:style>
    <style:style style:name="Excel_5f_CondFormat_5f_1_5f_96_5f_1" style:display-name="Excel_CondFormat_1_96_1" style:family="table-cell" style:parent-style-name="Default">
      <style:table-cell-properties fo:background-color="#e6e64c"/>
    </style:style>
    <style:style style:name="Excel_5f_CondFormat_5f_1_5f_73_5f_1" style:display-name="Excel_CondFormat_1_73_1" style:family="table-cell" style:parent-style-name="Default">
      <style:table-cell-properties fo:background-color="#00ff00"/>
    </style:style>
    <style:style style:name="Excel_5f_CondFormat_5f_1_5f_73_5f_2" style:display-name="Excel_CondFormat_1_73_2" style:family="table-cell" style:parent-style-name="Default">
      <style:table-cell-properties fo:background-color="#ff0000"/>
    </style:style>
    <style:style style:name="Excel_5f_CondFormat_5f_1_5f_73_5f_3" style:display-name="Excel_CondFormat_1_73_3" style:family="table-cell" style:parent-style-name="Default">
      <style:table-cell-properties fo:background-color="#ffb515"/>
    </style:style>
    <style:style style:name="Excel_5f_CondFormat_5f_1_5f_65_5f_1" style:display-name="Excel_CondFormat_1_65_1" style:family="table-cell" style:parent-style-name="Default">
      <style:table-cell-properties fo:background-color="#00ff00"/>
    </style:style>
    <style:style style:name="Excel_5f_CondFormat_5f_1_5f_65_5f_2" style:display-name="Excel_CondFormat_1_65_2" style:family="table-cell" style:parent-style-name="Default">
      <style:table-cell-properties fo:background-color="#ff0000"/>
    </style:style>
    <style:style style:name="Excel_5f_CondFormat_5f_1_5f_65_5f_3" style:display-name="Excel_CondFormat_1_65_3" style:family="table-cell" style:parent-style-name="Default">
      <style:table-cell-properties fo:background-color="#ffb515"/>
    </style:style>
    <style:style style:name="Excel_5f_CondFormat_5f_1_5f_66_5f_1" style:display-name="Excel_CondFormat_1_66_1" style:family="table-cell" style:parent-style-name="Default">
      <style:table-cell-properties fo:background-color="#00ff00"/>
    </style:style>
    <style:style style:name="Excel_5f_CondFormat_5f_1_5f_66_5f_2" style:display-name="Excel_CondFormat_1_66_2" style:family="table-cell" style:parent-style-name="Default">
      <style:table-cell-properties fo:background-color="#ff0000"/>
    </style:style>
    <style:style style:name="Excel_5f_CondFormat_5f_1_5f_66_5f_3" style:display-name="Excel_CondFormat_1_66_3" style:family="table-cell" style:parent-style-name="Default">
      <style:table-cell-properties fo:background-color="#ffb515"/>
    </style:style>
    <style:style style:name="Excel_5f_CondFormat_5f_1_5f_106_5f_1" style:display-name="Excel_CondFormat_1_106_1" style:family="table-cell" style:parent-style-name="Default">
      <style:table-cell-properties fo:background-color="#e6e64c"/>
    </style:style>
    <style:style style:name="Excel_5f_CondFormat_5f_1_5f_67_5f_1" style:display-name="Excel_CondFormat_1_67_1" style:family="table-cell" style:parent-style-name="Default">
      <style:table-cell-properties fo:background-color="#00ff00"/>
    </style:style>
    <style:style style:name="Excel_5f_CondFormat_5f_1_5f_67_5f_2" style:display-name="Excel_CondFormat_1_67_2" style:family="table-cell" style:parent-style-name="Default">
      <style:table-cell-properties fo:background-color="#ff0000"/>
    </style:style>
    <style:style style:name="Excel_5f_CondFormat_5f_1_5f_67_5f_3" style:display-name="Excel_CondFormat_1_67_3" style:family="table-cell" style:parent-style-name="Default">
      <style:table-cell-properties fo:background-color="#ffb515"/>
    </style:style>
    <style:style style:name="Excel_5f_CondFormat_5f_1_5f_74_5f_1" style:display-name="Excel_CondFormat_1_74_1" style:family="table-cell" style:parent-style-name="Default">
      <style:table-cell-properties fo:background-color="#00ff00"/>
    </style:style>
    <style:style style:name="Excel_5f_CondFormat_5f_1_5f_74_5f_2" style:display-name="Excel_CondFormat_1_74_2" style:family="table-cell" style:parent-style-name="Default">
      <style:table-cell-properties fo:background-color="#ff0000"/>
    </style:style>
    <style:style style:name="Excel_5f_CondFormat_5f_1_5f_74_5f_3" style:display-name="Excel_CondFormat_1_74_3" style:family="table-cell" style:parent-style-name="Default">
      <style:table-cell-properties fo:background-color="#ffb515"/>
    </style:style>
    <style:style style:name="Excel_5f_CondFormat_5f_1_5f_105_5f_1" style:display-name="Excel_CondFormat_1_105_1" style:family="table-cell" style:parent-style-name="Default">
      <style:table-cell-properties fo:background-color="#e6e64c"/>
    </style:style>
    <style:style style:name="Excel_5f_CondFormat_5f_1_5f_81_5f_1" style:display-name="Excel_CondFormat_1_81_1" style:family="table-cell" style:parent-style-name="Default">
      <style:table-cell-properties fo:background-color="#e6e64c"/>
    </style:style>
    <style:style style:name="Excel_5f_CondFormat_5f_1_5f_80_5f_1" style:display-name="Excel_CondFormat_1_80_1" style:family="table-cell" style:parent-style-name="Default">
      <style:table-cell-properties fo:background-color="#e6e64c"/>
    </style:style>
    <style:style style:name="Excel_5f_CondFormat_5f_1_5f_64_5f_1" style:display-name="Excel_CondFormat_1_64_1" style:family="table-cell" style:parent-style-name="Default">
      <style:table-cell-properties fo:background-color="#00ff00"/>
    </style:style>
    <style:style style:name="Excel_5f_CondFormat_5f_1_5f_64_5f_2" style:display-name="Excel_CondFormat_1_64_2" style:family="table-cell" style:parent-style-name="Default">
      <style:table-cell-properties fo:background-color="#ff0000"/>
    </style:style>
    <style:style style:name="Excel_5f_CondFormat_5f_1_5f_64_5f_3" style:display-name="Excel_CondFormat_1_64_3" style:family="table-cell" style:parent-style-name="Default">
      <style:table-cell-properties fo:background-color="#ffb515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2_5f_3" style:display-name="Excel_CondFormat_1_2_3" style:family="table-cell" style:parent-style-name="Default">
      <style:table-cell-properties fo:background-color="#ffb515"/>
    </style:style>
    <style:style style:name="Excel_5f_CondFormat_5f_1_5f_19_5f_1" style:display-name="Excel_CondFormat_1_19_1" style:family="table-cell" style:parent-style-name="Default">
      <style:table-cell-properties fo:background-color="#e6e64c"/>
    </style:style>
    <style:style style:name="Excel_5f_CondFormat_5f_1_5f_20_5f_1" style:display-name="Excel_CondFormat_1_20_1" style:family="table-cell" style:parent-style-name="Default">
      <style:table-cell-properties fo:background-color="#e6e64c"/>
    </style:style>
    <style:style style:name="Excel_5f_CondFormat_5f_1_5f_21_5f_1" style:display-name="Excel_CondFormat_1_21_1" style:family="table-cell" style:parent-style-name="Default">
      <style:table-cell-properties fo:background-color="#e6e64c"/>
    </style:style>
    <style:style style:name="Excel_5f_CondFormat_5f_1_5f_22_5f_1" style:display-name="Excel_CondFormat_1_22_1" style:family="table-cell" style:parent-style-name="Default">
      <style:table-cell-properties fo:background-color="#e6e64c"/>
    </style:style>
    <style:style style:name="Excel_5f_CondFormat_5f_1_5f_97_5f_1" style:display-name="Excel_CondFormat_1_97_1" style:family="table-cell" style:parent-style-name="Default">
      <style:table-cell-properties fo:background-color="#e6e64c"/>
    </style:style>
    <style:style style:name="Excel_5f_CondFormat_5f_1_5f_23_5f_1" style:display-name="Excel_CondFormat_1_23_1" style:family="table-cell" style:parent-style-name="Default">
      <style:table-cell-properties fo:background-color="#e6e64c"/>
    </style:style>
    <style:style style:name="Excel_5f_CondFormat_5f_1_5f_43_5f_1" style:display-name="Excel_CondFormat_1_43_1" style:family="table-cell" style:parent-style-name="Default">
      <style:table-cell-properties fo:background-color="#e6e64c"/>
    </style:style>
    <style:style style:name="Excel_5f_CondFormat_5f_1_5f_177_5f_1" style:display-name="Excel_CondFormat_1_177_1" style:family="table-cell" style:parent-style-name="Default">
      <style:table-cell-properties fo:background-color="#00ff00"/>
    </style:style>
    <style:style style:name="Excel_5f_CondFormat_5f_1_5f_177_5f_2" style:display-name="Excel_CondFormat_1_177_2" style:family="table-cell" style:parent-style-name="Default">
      <style:table-cell-properties fo:background-color="#ff0000"/>
    </style:style>
    <style:style style:name="Excel_5f_CondFormat_5f_1_5f_177_5f_3" style:display-name="Excel_CondFormat_1_177_3" style:family="table-cell" style:parent-style-name="Default">
      <style:table-cell-properties fo:background-color="#ffb515"/>
    </style:style>
    <style:style style:name="Excel_5f_CondFormat_5f_1_5f_69_5f_1" style:display-name="Excel_CondFormat_1_69_1" style:family="table-cell" style:parent-style-name="Default">
      <style:table-cell-properties fo:background-color="#00ff00"/>
    </style:style>
    <style:style style:name="Excel_5f_CondFormat_5f_1_5f_69_5f_2" style:display-name="Excel_CondFormat_1_69_2" style:family="table-cell" style:parent-style-name="Default">
      <style:table-cell-properties fo:background-color="#ff0000"/>
    </style:style>
    <style:style style:name="Excel_5f_CondFormat_5f_1_5f_69_5f_3" style:display-name="Excel_CondFormat_1_69_3" style:family="table-cell" style:parent-style-name="Default">
      <style:table-cell-properties fo:background-color="#ffb515"/>
    </style:style>
    <style:style style:name="Excel_5f_CondFormat_5f_1_5f_24_5f_1" style:display-name="Excel_CondFormat_1_24_1" style:family="table-cell" style:parent-style-name="Default">
      <style:table-cell-properties fo:background-color="#e6e64c"/>
    </style:style>
    <style:style style:name="Excel_5f_CondFormat_5f_1_5f_25_5f_1" style:display-name="Excel_CondFormat_1_25_1" style:family="table-cell" style:parent-style-name="Default">
      <style:table-cell-properties fo:background-color="#e6e64c"/>
    </style:style>
    <style:style style:name="Excel_5f_CondFormat_5f_1_5f_26_5f_1" style:display-name="Excel_CondFormat_1_26_1" style:family="table-cell" style:parent-style-name="Default">
      <style:table-cell-properties fo:background-color="#e6e64c"/>
    </style:style>
    <style:style style:name="Excel_5f_CondFormat_5f_1_5f_27_5f_1" style:display-name="Excel_CondFormat_1_27_1" style:family="table-cell" style:parent-style-name="Default">
      <style:table-cell-properties fo:background-color="#e6e64c"/>
    </style:style>
    <style:style style:name="Excel_5f_CondFormat_5f_1_5f_28_5f_1" style:display-name="Excel_CondFormat_1_28_1" style:family="table-cell" style:parent-style-name="Default">
      <style:table-cell-properties fo:background-color="#e6e64c"/>
    </style:style>
    <style:style style:name="Excel_5f_CondFormat_5f_1_5f_78_5f_1" style:display-name="Excel_CondFormat_1_78_1" style:family="table-cell" style:parent-style-name="Default">
      <style:table-cell-properties fo:background-color="#e6e64c"/>
    </style:style>
    <style:style style:name="Excel_5f_CondFormat_5f_1_5f_84_5f_1" style:display-name="Excel_CondFormat_1_84_1" style:family="table-cell" style:parent-style-name="Default">
      <style:table-cell-properties fo:background-color="#00ff00"/>
    </style:style>
    <style:style style:name="Excel_5f_CondFormat_5f_1_5f_84_5f_2" style:display-name="Excel_CondFormat_1_84_2" style:family="table-cell" style:parent-style-name="Default">
      <style:table-cell-properties fo:background-color="#ff0000"/>
    </style:style>
    <style:style style:name="Excel_5f_CondFormat_5f_1_5f_84_5f_3" style:display-name="Excel_CondFormat_1_84_3" style:family="table-cell" style:parent-style-name="Default">
      <style:table-cell-properties fo:background-color="#ffb515"/>
    </style:style>
    <style:style style:name="Excel_5f_CondFormat_5f_1_5f_98_5f_1" style:display-name="Excel_CondFormat_1_98_1" style:family="table-cell" style:parent-style-name="Default">
      <style:table-cell-properties fo:background-color="#00ff00"/>
    </style:style>
    <style:style style:name="Excel_5f_CondFormat_5f_1_5f_98_5f_2" style:display-name="Excel_CondFormat_1_98_2" style:family="table-cell" style:parent-style-name="Default">
      <style:table-cell-properties fo:background-color="#ff0000"/>
    </style:style>
    <style:style style:name="Excel_5f_CondFormat_5f_1_5f_98_5f_3" style:display-name="Excel_CondFormat_1_98_3" style:family="table-cell" style:parent-style-name="Default">
      <style:table-cell-properties fo:background-color="#ffb515"/>
    </style:style>
    <style:style style:name="Excel_5f_CondFormat_5f_1_5f_100_5f_1" style:display-name="Excel_CondFormat_1_100_1" style:family="table-cell" style:parent-style-name="Default">
      <style:table-cell-properties fo:background-color="#00ff00"/>
    </style:style>
    <style:style style:name="Excel_5f_CondFormat_5f_1_5f_100_5f_2" style:display-name="Excel_CondFormat_1_100_2" style:family="table-cell" style:parent-style-name="Default">
      <style:table-cell-properties fo:background-color="#ff0000"/>
    </style:style>
    <style:style style:name="Excel_5f_CondFormat_5f_1_5f_100_5f_3" style:display-name="Excel_CondFormat_1_100_3" style:family="table-cell" style:parent-style-name="Default">
      <style:table-cell-properties fo:background-color="#ffb515"/>
    </style:style>
    <style:style style:name="Excel_5f_CondFormat_5f_1_5f_102_5f_1" style:display-name="Excel_CondFormat_1_102_1" style:family="table-cell" style:parent-style-name="Default">
      <style:table-cell-properties fo:background-color="#00ff00"/>
    </style:style>
    <style:style style:name="Excel_5f_CondFormat_5f_1_5f_102_5f_2" style:display-name="Excel_CondFormat_1_102_2" style:family="table-cell" style:parent-style-name="Default">
      <style:table-cell-properties fo:background-color="#ff0000"/>
    </style:style>
    <style:style style:name="Excel_5f_CondFormat_5f_1_5f_102_5f_3" style:display-name="Excel_CondFormat_1_102_3" style:family="table-cell" style:parent-style-name="Default">
      <style:table-cell-properties fo:background-color="#ffb515"/>
    </style:style>
    <style:style style:name="Excel_5f_CondFormat_5f_1_5f_104_5f_1" style:display-name="Excel_CondFormat_1_104_1" style:family="table-cell" style:parent-style-name="Default">
      <style:table-cell-properties fo:background-color="#00ff00"/>
    </style:style>
    <style:style style:name="Excel_5f_CondFormat_5f_1_5f_104_5f_2" style:display-name="Excel_CondFormat_1_104_2" style:family="table-cell" style:parent-style-name="Default">
      <style:table-cell-properties fo:background-color="#ff0000"/>
    </style:style>
    <style:style style:name="Excel_5f_CondFormat_5f_1_5f_104_5f_3" style:display-name="Excel_CondFormat_1_104_3" style:family="table-cell" style:parent-style-name="Default">
      <style:table-cell-properties fo:background-color="#ffb515"/>
    </style:style>
    <style:style style:name="Excel_5f_CondFormat_5f_1_5f_7_5f_1" style:display-name="Excel_CondFormat_1_7_1" style:family="table-cell" style:parent-style-name="Default">
      <style:table-cell-properties fo:background-color="#00ff00"/>
    </style:style>
    <style:style style:name="Excel_5f_CondFormat_5f_1_5f_7_5f_2" style:display-name="Excel_CondFormat_1_7_2" style:family="table-cell" style:parent-style-name="Default">
      <style:table-cell-properties fo:background-color="#ff0000"/>
    </style:style>
    <style:style style:name="Excel_5f_CondFormat_5f_1_5f_7_5f_3" style:display-name="Excel_CondFormat_1_7_3" style:family="table-cell" style:parent-style-name="Default">
      <style:table-cell-properties fo:background-color="#ffb515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3_5f_3" style:display-name="Excel_CondFormat_1_3_3" style:family="table-cell" style:parent-style-name="Default">
      <style:table-cell-properties fo:background-color="#ffb515"/>
    </style:style>
    <style:style style:name="Excel_5f_CondFormat_5f_1_5f_83_5f_1" style:display-name="Excel_CondFormat_1_83_1" style:family="table-cell" style:parent-style-name="Default">
      <style:table-cell-properties fo:background-color="#00ff00"/>
    </style:style>
    <style:style style:name="Excel_5f_CondFormat_5f_1_5f_83_5f_2" style:display-name="Excel_CondFormat_1_83_2" style:family="table-cell" style:parent-style-name="Default">
      <style:table-cell-properties fo:background-color="#ff0000"/>
    </style:style>
    <style:style style:name="Excel_5f_CondFormat_5f_1_5f_83_5f_3" style:display-name="Excel_CondFormat_1_83_3" style:family="table-cell" style:parent-style-name="Default">
      <style:table-cell-properties fo:background-color="#ffb515"/>
    </style:style>
    <style:style style:name="Excel_5f_CondFormat_5f_1_5f_86_5f_1" style:display-name="Excel_CondFormat_1_86_1" style:family="table-cell" style:parent-style-name="Default">
      <style:table-cell-properties fo:background-color="#00ff00"/>
    </style:style>
    <style:style style:name="Excel_5f_CondFormat_5f_1_5f_86_5f_2" style:display-name="Excel_CondFormat_1_86_2" style:family="table-cell" style:parent-style-name="Default">
      <style:table-cell-properties fo:background-color="#ff0000"/>
    </style:style>
    <style:style style:name="Excel_5f_CondFormat_5f_1_5f_86_5f_3" style:display-name="Excel_CondFormat_1_86_3" style:family="table-cell" style:parent-style-name="Default">
      <style:table-cell-properties fo:background-color="#ffb515"/>
    </style:style>
    <style:style style:name="Excel_5f_CondFormat_5f_1_5f_87_5f_1" style:display-name="Excel_CondFormat_1_87_1" style:family="table-cell" style:parent-style-name="Default">
      <style:table-cell-properties fo:background-color="#00ff00"/>
    </style:style>
    <style:style style:name="Excel_5f_CondFormat_5f_1_5f_87_5f_2" style:display-name="Excel_CondFormat_1_87_2" style:family="table-cell" style:parent-style-name="Default">
      <style:table-cell-properties fo:background-color="#ff0000"/>
    </style:style>
    <style:style style:name="Excel_5f_CondFormat_5f_1_5f_87_5f_3" style:display-name="Excel_CondFormat_1_87_3" style:family="table-cell" style:parent-style-name="Default">
      <style:table-cell-properties fo:background-color="#ffb515"/>
    </style:style>
    <style:style style:name="Excel_5f_CondFormat_5f_1_5f_88_5f_1" style:display-name="Excel_CondFormat_1_88_1" style:family="table-cell" style:parent-style-name="Default">
      <style:table-cell-properties fo:background-color="#00ff00"/>
    </style:style>
    <style:style style:name="Excel_5f_CondFormat_5f_1_5f_88_5f_2" style:display-name="Excel_CondFormat_1_88_2" style:family="table-cell" style:parent-style-name="Default">
      <style:table-cell-properties fo:background-color="#ff0000"/>
    </style:style>
    <style:style style:name="Excel_5f_CondFormat_5f_1_5f_88_5f_3" style:display-name="Excel_CondFormat_1_88_3" style:family="table-cell" style:parent-style-name="Default">
      <style:table-cell-properties fo:background-color="#ffb515"/>
    </style:style>
    <style:style style:name="Excel_5f_CondFormat_5f_1_5f_89_5f_1" style:display-name="Excel_CondFormat_1_89_1" style:family="table-cell" style:parent-style-name="Default">
      <style:table-cell-properties fo:background-color="#00ff00"/>
    </style:style>
    <style:style style:name="Excel_5f_CondFormat_5f_1_5f_89_5f_2" style:display-name="Excel_CondFormat_1_89_2" style:family="table-cell" style:parent-style-name="Default">
      <style:table-cell-properties fo:background-color="#ff0000"/>
    </style:style>
    <style:style style:name="Excel_5f_CondFormat_5f_1_5f_89_5f_3" style:display-name="Excel_CondFormat_1_89_3" style:family="table-cell" style:parent-style-name="Default">
      <style:table-cell-properties fo:background-color="#ffb515"/>
    </style:style>
    <style:style style:name="Excel_5f_CondFormat_5f_1_5f_90_5f_1" style:display-name="Excel_CondFormat_1_90_1" style:family="table-cell" style:parent-style-name="Default">
      <style:table-cell-properties fo:background-color="#00ff00"/>
    </style:style>
    <style:style style:name="Excel_5f_CondFormat_5f_1_5f_90_5f_2" style:display-name="Excel_CondFormat_1_90_2" style:family="table-cell" style:parent-style-name="Default">
      <style:table-cell-properties fo:background-color="#ff0000"/>
    </style:style>
    <style:style style:name="Excel_5f_CondFormat_5f_1_5f_90_5f_3" style:display-name="Excel_CondFormat_1_90_3" style:family="table-cell" style:parent-style-name="Default">
      <style:table-cell-properties fo:background-color="#ffb515"/>
    </style:style>
    <style:style style:name="Excel_5f_CondFormat_5f_1_5f_91_5f_1" style:display-name="Excel_CondFormat_1_91_1" style:family="table-cell" style:parent-style-name="Default">
      <style:table-cell-properties fo:background-color="#00ff00"/>
    </style:style>
    <style:style style:name="Excel_5f_CondFormat_5f_1_5f_91_5f_2" style:display-name="Excel_CondFormat_1_91_2" style:family="table-cell" style:parent-style-name="Default">
      <style:table-cell-properties fo:background-color="#ff0000"/>
    </style:style>
    <style:style style:name="Excel_5f_CondFormat_5f_1_5f_91_5f_3" style:display-name="Excel_CondFormat_1_91_3" style:family="table-cell" style:parent-style-name="Default">
      <style:table-cell-properties fo:background-color="#ffb515"/>
    </style:style>
    <style:style style:name="Excel_5f_CondFormat_5f_1_5f_92_5f_1" style:display-name="Excel_CondFormat_1_92_1" style:family="table-cell" style:parent-style-name="Default">
      <style:table-cell-properties fo:background-color="#00ff00"/>
    </style:style>
    <style:style style:name="Excel_5f_CondFormat_5f_1_5f_92_5f_2" style:display-name="Excel_CondFormat_1_92_2" style:family="table-cell" style:parent-style-name="Default">
      <style:table-cell-properties fo:background-color="#ff0000"/>
    </style:style>
    <style:style style:name="Excel_5f_CondFormat_5f_1_5f_92_5f_3" style:display-name="Excel_CondFormat_1_92_3" style:family="table-cell" style:parent-style-name="Default">
      <style:table-cell-properties fo:background-color="#ffb515"/>
    </style:style>
    <style:style style:name="Excel_5f_CondFormat_5f_1_5f_93_5f_1" style:display-name="Excel_CondFormat_1_93_1" style:family="table-cell" style:parent-style-name="Default">
      <style:table-cell-properties fo:background-color="#00ff00"/>
    </style:style>
    <style:style style:name="Excel_5f_CondFormat_5f_1_5f_93_5f_2" style:display-name="Excel_CondFormat_1_93_2" style:family="table-cell" style:parent-style-name="Default">
      <style:table-cell-properties fo:background-color="#ff0000"/>
    </style:style>
    <style:style style:name="Excel_5f_CondFormat_5f_1_5f_93_5f_3" style:display-name="Excel_CondFormat_1_93_3" style:family="table-cell" style:parent-style-name="Default">
      <style:table-cell-properties fo:background-color="#ffb515"/>
    </style:style>
    <style:style style:name="Excel_5f_CondFormat_5f_1_5f_94_5f_1" style:display-name="Excel_CondFormat_1_94_1" style:family="table-cell" style:parent-style-name="Default">
      <style:table-cell-properties fo:background-color="#00ff00"/>
    </style:style>
    <style:style style:name="Excel_5f_CondFormat_5f_1_5f_94_5f_2" style:display-name="Excel_CondFormat_1_94_2" style:family="table-cell" style:parent-style-name="Default">
      <style:table-cell-properties fo:background-color="#ff0000"/>
    </style:style>
    <style:style style:name="Excel_5f_CondFormat_5f_1_5f_94_5f_3" style:display-name="Excel_CondFormat_1_94_3" style:family="table-cell" style:parent-style-name="Default">
      <style:table-cell-properties fo:background-color="#ffb515"/>
    </style:style>
    <style:style style:name="Excel_5f_CondFormat_5f_1_5f_95_5f_1" style:display-name="Excel_CondFormat_1_95_1" style:family="table-cell" style:parent-style-name="Default">
      <style:table-cell-properties fo:background-color="#00ff00"/>
    </style:style>
    <style:style style:name="Excel_5f_CondFormat_5f_1_5f_95_5f_2" style:display-name="Excel_CondFormat_1_95_2" style:family="table-cell" style:parent-style-name="Default">
      <style:table-cell-properties fo:background-color="#ff0000"/>
    </style:style>
    <style:style style:name="Excel_5f_CondFormat_5f_1_5f_95_5f_3" style:display-name="Excel_CondFormat_1_95_3" style:family="table-cell" style:parent-style-name="Default">
      <style:table-cell-properties fo:background-color="#ffb515"/>
    </style:style>
    <style:style style:name="Excel_5f_CondFormat_5f_1_5f_9_5f_1" style:display-name="Excel_CondFormat_1_9_1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9_5f_3" style:display-name="Excel_CondFormat_1_9_3" style:family="table-cell" style:parent-style-name="Default">
      <style:table-cell-properties fo:background-color="#ffb515"/>
    </style:style>
    <style:style style:name="Excel_5f_CondFormat_5f_1_5f_10_5f_1" style:display-name="Excel_CondFormat_1_10_1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0_5f_3" style:display-name="Excel_CondFormat_1_10_3" style:family="table-cell" style:parent-style-name="Default">
      <style:table-cell-properties fo:background-color="#ffb515"/>
    </style:style>
    <style:style style:name="Excel_5f_CondFormat_5f_1_5f_32_5f_1" style:display-name="Excel_CondFormat_1_32_1" style:family="table-cell" style:parent-style-name="Default">
      <style:table-cell-properties fo:background-color="#00ff00"/>
    </style:style>
    <style:style style:name="Excel_5f_CondFormat_5f_1_5f_32_5f_2" style:display-name="Excel_CondFormat_1_32_2" style:family="table-cell" style:parent-style-name="Default">
      <style:table-cell-properties fo:background-color="#ff0000"/>
    </style:style>
    <style:style style:name="Excel_5f_CondFormat_5f_1_5f_32_5f_3" style:display-name="Excel_CondFormat_1_32_3" style:family="table-cell" style:parent-style-name="Default">
      <style:table-cell-properties fo:background-color="#ffb515"/>
    </style:style>
    <style:style style:name="Excel_5f_CondFormat_5f_1_5f_76_5f_1" style:display-name="Excel_CondFormat_1_76_1" style:family="table-cell" style:parent-style-name="Default">
      <style:table-cell-properties fo:background-color="#00ff00"/>
    </style:style>
    <style:style style:name="Excel_5f_CondFormat_5f_1_5f_76_5f_2" style:display-name="Excel_CondFormat_1_76_2" style:family="table-cell" style:parent-style-name="Default">
      <style:table-cell-properties fo:background-color="#ff0000"/>
    </style:style>
    <style:style style:name="Excel_5f_CondFormat_5f_1_5f_76_5f_3" style:display-name="Excel_CondFormat_1_76_3" style:family="table-cell" style:parent-style-name="Default">
      <style:table-cell-properties fo:background-color="#ffb515"/>
    </style:style>
    <style:style style:name="Excel_5f_CondFormat_5f_1_5f_45_5f_1" style:display-name="Excel_CondFormat_1_45_1" style:family="table-cell" style:parent-style-name="Default">
      <style:table-cell-properties fo:background-color="#00ff00"/>
    </style:style>
    <style:style style:name="Excel_5f_CondFormat_5f_1_5f_45_5f_2" style:display-name="Excel_CondFormat_1_45_2" style:family="table-cell" style:parent-style-name="Default">
      <style:table-cell-properties fo:background-color="#ff0000"/>
    </style:style>
    <style:style style:name="Excel_5f_CondFormat_5f_1_5f_45_5f_3" style:display-name="Excel_CondFormat_1_45_3" style:family="table-cell" style:parent-style-name="Default">
      <style:table-cell-properties fo:background-color="#ffb515"/>
    </style:style>
    <style:style style:name="Excel_5f_CondFormat_5f_1_5f_50_5f_1" style:display-name="Excel_CondFormat_1_50_1" style:family="table-cell" style:parent-style-name="Default">
      <style:table-cell-properties fo:background-color="#00ff00"/>
    </style:style>
    <style:style style:name="Excel_5f_CondFormat_5f_1_5f_50_5f_2" style:display-name="Excel_CondFormat_1_50_2" style:family="table-cell" style:parent-style-name="Default">
      <style:table-cell-properties fo:background-color="#ff0000"/>
    </style:style>
    <style:style style:name="Excel_5f_CondFormat_5f_1_5f_50_5f_3" style:display-name="Excel_CondFormat_1_50_3" style:family="table-cell" style:parent-style-name="Default">
      <style:table-cell-properties fo:background-color="#ffb515"/>
    </style:style>
    <style:style style:name="Excel_5f_CondFormat_5f_1_5f_55_5f_1" style:display-name="Excel_CondFormat_1_55_1" style:family="table-cell" style:parent-style-name="Default">
      <style:table-cell-properties fo:background-color="#00ff00"/>
    </style:style>
    <style:style style:name="Excel_5f_CondFormat_5f_1_5f_55_5f_2" style:display-name="Excel_CondFormat_1_55_2" style:family="table-cell" style:parent-style-name="Default">
      <style:table-cell-properties fo:background-color="#ff0000"/>
    </style:style>
    <style:style style:name="Excel_5f_CondFormat_5f_1_5f_55_5f_3" style:display-name="Excel_CondFormat_1_55_3" style:family="table-cell" style:parent-style-name="Default">
      <style:table-cell-properties fo:background-color="#ffb515"/>
    </style:style>
    <style:style style:name="Excel_5f_CondFormat_5f_1_5f_71_5f_1" style:display-name="Excel_CondFormat_1_71_1" style:family="table-cell" style:parent-style-name="Default">
      <style:table-cell-properties fo:background-color="#00ff00"/>
    </style:style>
    <style:style style:name="Excel_5f_CondFormat_5f_1_5f_71_5f_2" style:display-name="Excel_CondFormat_1_71_2" style:family="table-cell" style:parent-style-name="Default">
      <style:table-cell-properties fo:background-color="#ff0000"/>
    </style:style>
    <style:style style:name="Excel_5f_CondFormat_5f_1_5f_71_5f_3" style:display-name="Excel_CondFormat_1_71_3" style:family="table-cell" style:parent-style-name="Default">
      <style:table-cell-properties fo:background-color="#ffb515"/>
    </style:style>
    <style:style style:name="Excel_5f_CondFormat_5f_1_5f_68_5f_1" style:display-name="Excel_CondFormat_1_68_1" style:family="table-cell" style:parent-style-name="Default">
      <style:table-cell-properties fo:background-color="#00ff00"/>
    </style:style>
    <style:style style:name="Excel_5f_CondFormat_5f_1_5f_68_5f_2" style:display-name="Excel_CondFormat_1_68_2" style:family="table-cell" style:parent-style-name="Default">
      <style:table-cell-properties fo:background-color="#ff0000"/>
    </style:style>
    <style:style style:name="Excel_5f_CondFormat_5f_1_5f_68_5f_3" style:display-name="Excel_CondFormat_1_68_3" style:family="table-cell" style:parent-style-name="Default">
      <style:table-cell-properties fo:background-color="#ffb515"/>
    </style:style>
    <style:style style:name="Excel_5f_CondFormat_5f_1_5f_63_5f_1" style:display-name="Excel_CondFormat_1_63_1" style:family="table-cell" style:parent-style-name="Default">
      <style:table-cell-properties fo:background-color="#00ff00"/>
    </style:style>
    <style:style style:name="Excel_5f_CondFormat_5f_1_5f_63_5f_2" style:display-name="Excel_CondFormat_1_63_2" style:family="table-cell" style:parent-style-name="Default">
      <style:table-cell-properties fo:background-color="#ff0000"/>
    </style:style>
    <style:style style:name="Excel_5f_CondFormat_5f_1_5f_63_5f_3" style:display-name="Excel_CondFormat_1_63_3" style:family="table-cell" style:parent-style-name="Default">
      <style:table-cell-properties fo:background-color="#ffb515"/>
    </style:style>
    <style:style style:name="Excel_5f_CondFormat_5f_1_5f_42_5f_1" style:display-name="Excel_CondFormat_1_42_1" style:family="table-cell" style:parent-style-name="Default">
      <style:table-cell-properties fo:background-color="#00ff00"/>
    </style:style>
    <style:style style:name="Excel_5f_CondFormat_5f_1_5f_42_5f_2" style:display-name="Excel_CondFormat_1_42_2" style:family="table-cell" style:parent-style-name="Default">
      <style:table-cell-properties fo:background-color="#ff0000"/>
    </style:style>
    <style:style style:name="Excel_5f_CondFormat_5f_1_5f_42_5f_3" style:display-name="Excel_CondFormat_1_42_3" style:family="table-cell" style:parent-style-name="Default">
      <style:table-cell-properties fo:background-color="#ffb515"/>
    </style:style>
    <style:style style:name="Excel_5f_CondFormat_5f_1_5f_85_5f_1" style:display-name="Excel_CondFormat_1_85_1" style:family="table-cell" style:parent-style-name="Default">
      <style:table-cell-properties fo:background-color="#00ff00"/>
    </style:style>
    <style:style style:name="Excel_5f_CondFormat_5f_1_5f_85_5f_2" style:display-name="Excel_CondFormat_1_85_2" style:family="table-cell" style:parent-style-name="Default">
      <style:table-cell-properties fo:background-color="#ff0000"/>
    </style:style>
    <style:style style:name="Excel_5f_CondFormat_5f_1_5f_85_5f_3" style:display-name="Excel_CondFormat_1_85_3" style:family="table-cell" style:parent-style-name="Default">
      <style:table-cell-properties fo:background-color="#ffb515"/>
    </style:style>
    <style:style style:name="Excel_5f_CondFormat_5f_1_5f_82_5f_1" style:display-name="Excel_CondFormat_1_82_1" style:family="table-cell" style:parent-style-name="Default">
      <style:table-cell-properties fo:background-color="#00ff00"/>
    </style:style>
    <style:style style:name="Excel_5f_CondFormat_5f_1_5f_82_5f_2" style:display-name="Excel_CondFormat_1_82_2" style:family="table-cell" style:parent-style-name="Default">
      <style:table-cell-properties fo:background-color="#ff0000"/>
    </style:style>
    <style:style style:name="Excel_5f_CondFormat_5f_1_5f_82_5f_3" style:display-name="Excel_CondFormat_1_82_3" style:family="table-cell" style:parent-style-name="Default">
      <style:table-cell-properties fo:background-color="#ffb515"/>
    </style:style>
    <style:style style:name="Excel_5f_CondFormat_5f_1_5f_186_5f_1" style:display-name="Excel_CondFormat_1_186_1" style:family="table-cell" style:parent-style-name="Default">
      <style:table-cell-properties fo:background-color="#00ff00"/>
    </style:style>
    <style:style style:name="Excel_5f_CondFormat_5f_1_5f_186_5f_2" style:display-name="Excel_CondFormat_1_186_2" style:family="table-cell" style:parent-style-name="Default">
      <style:table-cell-properties fo:background-color="#ff0000"/>
    </style:style>
    <style:style style:name="Excel_5f_CondFormat_5f_1_5f_186_5f_3" style:display-name="Excel_CondFormat_1_186_3" style:family="table-cell" style:parent-style-name="Default">
      <style:table-cell-properties fo:background-color="#ffb515"/>
    </style:style>
    <style:style style:name="Excel_5f_CondFormat_5f_1_5f_187_5f_1" style:display-name="Excel_CondFormat_1_187_1" style:family="table-cell" style:parent-style-name="Default">
      <style:table-cell-properties fo:background-color="#00ff00"/>
    </style:style>
    <style:style style:name="Excel_5f_CondFormat_5f_1_5f_187_5f_2" style:display-name="Excel_CondFormat_1_187_2" style:family="table-cell" style:parent-style-name="Default">
      <style:table-cell-properties fo:background-color="#ff0000"/>
    </style:style>
    <style:style style:name="Excel_5f_CondFormat_5f_1_5f_187_5f_3" style:display-name="Excel_CondFormat_1_187_3" style:family="table-cell" style:parent-style-name="Default">
      <style:table-cell-properties fo:background-color="#ffb515"/>
    </style:style>
    <style:style style:name="Excel_5f_CondFormat_5f_1_5f_188_5f_1" style:display-name="Excel_CondFormat_1_188_1" style:family="table-cell" style:parent-style-name="Default">
      <style:table-cell-properties fo:background-color="#00ff00"/>
    </style:style>
    <style:style style:name="Excel_5f_CondFormat_5f_1_5f_188_5f_2" style:display-name="Excel_CondFormat_1_188_2" style:family="table-cell" style:parent-style-name="Default">
      <style:table-cell-properties fo:background-color="#ff0000"/>
    </style:style>
    <style:style style:name="Excel_5f_CondFormat_5f_1_5f_188_5f_3" style:display-name="Excel_CondFormat_1_188_3" style:family="table-cell" style:parent-style-name="Default">
      <style:table-cell-properties fo:background-color="#ffb515"/>
    </style:style>
    <style:style style:name="Excel_5f_CondFormat_5f_1_5f_178_5f_1" style:display-name="Excel_CondFormat_1_178_1" style:family="table-cell" style:parent-style-name="Default">
      <style:table-cell-properties fo:background-color="#00ff00"/>
    </style:style>
    <style:style style:name="Excel_5f_CondFormat_5f_1_5f_178_5f_2" style:display-name="Excel_CondFormat_1_178_2" style:family="table-cell" style:parent-style-name="Default">
      <style:table-cell-properties fo:background-color="#ff0000"/>
    </style:style>
    <style:style style:name="Excel_5f_CondFormat_5f_1_5f_178_5f_3" style:display-name="Excel_CondFormat_1_178_3" style:family="table-cell" style:parent-style-name="Default">
      <style:table-cell-properties fo:background-color="#ffb515"/>
    </style:style>
    <style:style style:name="Excel_5f_CondFormat_5f_1_5f_179_5f_1" style:display-name="Excel_CondFormat_1_179_1" style:family="table-cell" style:parent-style-name="Default">
      <style:table-cell-properties fo:background-color="#00ff00"/>
    </style:style>
    <style:style style:name="Excel_5f_CondFormat_5f_1_5f_179_5f_2" style:display-name="Excel_CondFormat_1_179_2" style:family="table-cell" style:parent-style-name="Default">
      <style:table-cell-properties fo:background-color="#ff0000"/>
    </style:style>
    <style:style style:name="Excel_5f_CondFormat_5f_1_5f_179_5f_3" style:display-name="Excel_CondFormat_1_179_3" style:family="table-cell" style:parent-style-name="Default">
      <style:table-cell-properties fo:background-color="#ffb515"/>
    </style:style>
    <style:style style:name="Excel_5f_CondFormat_5f_1_5f_180_5f_1" style:display-name="Excel_CondFormat_1_180_1" style:family="table-cell" style:parent-style-name="Default">
      <style:table-cell-properties fo:background-color="#00ff00"/>
    </style:style>
    <style:style style:name="Excel_5f_CondFormat_5f_1_5f_180_5f_2" style:display-name="Excel_CondFormat_1_180_2" style:family="table-cell" style:parent-style-name="Default">
      <style:table-cell-properties fo:background-color="#ff0000"/>
    </style:style>
    <style:style style:name="Excel_5f_CondFormat_5f_1_5f_180_5f_3" style:display-name="Excel_CondFormat_1_180_3" style:family="table-cell" style:parent-style-name="Default">
      <style:table-cell-properties fo:background-color="#ffb515"/>
    </style:style>
    <style:style style:name="Excel_5f_CondFormat_5f_1_5f_181_5f_1" style:display-name="Excel_CondFormat_1_181_1" style:family="table-cell" style:parent-style-name="Default">
      <style:table-cell-properties fo:background-color="#00ff00"/>
    </style:style>
    <style:style style:name="Excel_5f_CondFormat_5f_1_5f_181_5f_2" style:display-name="Excel_CondFormat_1_181_2" style:family="table-cell" style:parent-style-name="Default">
      <style:table-cell-properties fo:background-color="#ff0000"/>
    </style:style>
    <style:style style:name="Excel_5f_CondFormat_5f_1_5f_181_5f_3" style:display-name="Excel_CondFormat_1_181_3" style:family="table-cell" style:parent-style-name="Default">
      <style:table-cell-properties fo:background-color="#ffb515"/>
    </style:style>
    <style:style style:name="Excel_5f_CondFormat_5f_1_5f_185_5f_1" style:display-name="Excel_CondFormat_1_185_1" style:family="table-cell" style:parent-style-name="Default">
      <style:table-cell-properties fo:background-color="#00ff00"/>
    </style:style>
    <style:style style:name="Excel_5f_CondFormat_5f_1_5f_185_5f_2" style:display-name="Excel_CondFormat_1_185_2" style:family="table-cell" style:parent-style-name="Default">
      <style:table-cell-properties fo:background-color="#ff0000"/>
    </style:style>
    <style:style style:name="Excel_5f_CondFormat_5f_1_5f_185_5f_3" style:display-name="Excel_CondFormat_1_185_3" style:family="table-cell" style:parent-style-name="Default">
      <style:table-cell-properties fo:background-color="#ffb515"/>
    </style:style>
    <style:style style:name="Excel_5f_CondFormat_5f_1_5f_17_5f_1" style:display-name="Excel_CondFormat_1_17_1" style:family="table-cell" style:parent-style-name="Default">
      <style:table-cell-properties fo:background-color="#00ff00"/>
    </style:style>
    <style:style style:name="Excel_5f_CondFormat_5f_1_5f_17_5f_2" style:display-name="Excel_CondFormat_1_17_2" style:family="table-cell" style:parent-style-name="Default">
      <style:table-cell-properties fo:background-color="#ff0000"/>
    </style:style>
    <style:style style:name="Excel_5f_CondFormat_5f_1_5f_17_5f_3" style:display-name="Excel_CondFormat_1_17_3" style:family="table-cell" style:parent-style-name="Default">
      <style:table-cell-properties fo:background-color="#ffb515"/>
    </style:style>
    <style:style style:name="Excel_5f_CondFormat_5f_1_5f_182_5f_1" style:display-name="Excel_CondFormat_1_182_1" style:family="table-cell" style:parent-style-name="Default">
      <style:table-cell-properties fo:background-color="#00ff00"/>
    </style:style>
    <style:style style:name="Excel_5f_CondFormat_5f_1_5f_182_5f_2" style:display-name="Excel_CondFormat_1_182_2" style:family="table-cell" style:parent-style-name="Default">
      <style:table-cell-properties fo:background-color="#ff0000"/>
    </style:style>
    <style:style style:name="Excel_5f_CondFormat_5f_1_5f_182_5f_3" style:display-name="Excel_CondFormat_1_182_3" style:family="table-cell" style:parent-style-name="Default">
      <style:table-cell-properties fo:background-color="#ffb515"/>
    </style:style>
    <style:style style:name="Excel_5f_CondFormat_5f_1_5f_183_5f_1" style:display-name="Excel_CondFormat_1_183_1" style:family="table-cell" style:parent-style-name="Default">
      <style:table-cell-properties fo:background-color="#00ff00"/>
    </style:style>
    <style:style style:name="Excel_5f_CondFormat_5f_1_5f_183_5f_2" style:display-name="Excel_CondFormat_1_183_2" style:family="table-cell" style:parent-style-name="Default">
      <style:table-cell-properties fo:background-color="#ff0000"/>
    </style:style>
    <style:style style:name="Excel_5f_CondFormat_5f_1_5f_183_5f_3" style:display-name="Excel_CondFormat_1_183_3" style:family="table-cell" style:parent-style-name="Default">
      <style:table-cell-properties fo:background-color="#ffb515"/>
    </style:style>
    <style:style style:name="Excel_5f_CondFormat_5f_1_5f_184_5f_1" style:display-name="Excel_CondFormat_1_184_1" style:family="table-cell" style:parent-style-name="Default">
      <style:table-cell-properties fo:background-color="#00ff00"/>
    </style:style>
    <style:style style:name="Excel_5f_CondFormat_5f_1_5f_184_5f_2" style:display-name="Excel_CondFormat_1_184_2" style:family="table-cell" style:parent-style-name="Default">
      <style:table-cell-properties fo:background-color="#ff0000"/>
    </style:style>
    <style:style style:name="Excel_5f_CondFormat_5f_1_5f_184_5f_3" style:display-name="Excel_CondFormat_1_184_3" style:family="table-cell" style:parent-style-name="Default">
      <style:table-cell-properties fo:background-color="#ffb515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4:06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23T18:24:36.45</meta:creation-date>
    <dc:date>2014-07-23T19:38:05.03</dc:date>
    <meta:editing-duration>PT55M36S</meta:editing-duration>
    <meta:editing-cycles>4</meta:editing-cycles>
    <meta:generator>OpenOffice.org/3.2$Linux OpenOffice.org_project/320m12$Build-9483</meta:generator>
    <meta:document-statistic meta:table-count="3" meta:cell-count="405" meta:object-count="0"/>
  </office:meta>
</office:document-meta>
</file>